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os de Funções em SQL no PostgreSQL </text:p>
      <text:p text:style-name="Standard"/>
      <text:p text:style-name="P3">As funções em SQL somente podem utilizar comandos do SQL. </text:p>
      <text:p text:style-name="Standard"/>
      <text:p text:style-name="Standard">CREATE FUNCTION limpar_emp() RETURNS void AS ' </text:p>
      <text:p text:style-name="Standard"><text:s text:c="4"/>DELETE FROM empregados </text:p>
      <text:p text:style-name="Standard"><text:s text:c="8"/>WHERE salario &lt; 0; </text:p>
      <text:p text:style-name="Standard">' LANGUAGE SQL; </text:p>
      <text:p text:style-name="Standard"/>
      <text:p text:style-name="Standard">Testando: </text:p>
      <text:p text:style-name="Standard">SELECT limpar_emp(); </text:p>
      <text:p text:style-name="Standard"/>
      <text:p text:style-name="Standard">Passando parâmetros: </text:p>
      <text:p text:style-name="Standard"/>
      <text:p text:style-name="Standard">CREATE FUNCTION debitar (integer, numeric) RETURNS integer AS $$ </text:p>
      <text:p text:style-name="Standard"><text:s text:c="4"/>UPDATE banco </text:p>
      <text:p text:style-name="Standard"><text:s text:c="8"/>SET saldo = saldo - $2 </text:p>
      <text:p text:style-name="Standard"><text:s text:c="8"/>WHERE conta = $1; </text:p>
      <text:p text:style-name="Standard"><text:s text:c="4"/>SELECT 1; </text:p>
      <text:p text:style-name="Standard">$$ LANGUAGE SQL; </text:p>
      <text:p text:style-name="Standard"/>
      <text:p text:style-name="Standard">CREATE FUNCTION debitar2 (integer, numeric) RETURNS numeric AS $$ </text:p>
      <text:p text:style-name="Standard"><text:s text:c="4"/>UPDATE banco </text:p>
      <text:p text:style-name="Standard"><text:s text:c="8"/>SET saldo = saldo - $2 </text:p>
      <text:p text:style-name="Standard"><text:s text:c="8"/>WHERE conta = $1; </text:p>
      <text:p text:style-name="Standard"><text:s text:c="4"/>SELECT saldo FROM banco WHERE conta = $1; </text:p>
      <text:p text:style-name="Standard">$$ LANGUAGE SQL; </text:p>
      <text:p text:style-name="Standard"/>
      <text:p text:style-name="Standard">Obs.: Os parâmetros são tratados no corpoda função como $1, $2, ... </text:p>
      <text:p text:style-name="Standard"/>
      <text:p text:style-name="Standard">Retornando tipo composto: </text:p>
      <text:p text:style-name="Standard"/>
      <text:p text:style-name="Standard">CREATE TABLE empregados ( </text:p>
      <text:p text:style-name="Standard"><text:s text:c="4"/>nome <text:s text:c="8"/>text, </text:p>
      <text:p text:style-name="Standard"><text:s text:c="4"/>salario <text:s text:c="6"/>numeric, </text:p>
      <text:p text:style-name="Standard"><text:s text:c="4"/>idade <text:s text:c="9"/>integer, </text:p>
      <text:p text:style-name="Standard"><text:s text:c="4"/>cubiculo <text:s text:c="5"/>point </text:p>
      <text:p text:style-name="Standard">); </text:p>
      <text:p text:style-name="Standard"/>
      <text:p text:style-name="Standard">insert into empregados values('Ribamar FS', 3856.45, 51, '(2,1)'); </text:p>
      <text:p text:style-name="Standard"/>
      <text:p text:style-name="Standard">CREATE FUNCTION dobrar_salario(empregado) RETURNS numeric AS $$ </text:p>
      <text:p text:style-name="Standard"><text:s text:c="4"/>SELECT $1.salario * 2 AS salario; </text:p>
      <text:p text:style-name="Standard">$$ LANGUAGE SQL; </text:p>
      <text:p text:style-name="Standard"/>
      <text:p text:style-name="Standard">SELECT nome, dobrar_salario(empregados.*) AS sonho </text:p>
      <text:p text:style-name="Standard"><text:s text:c="4"/>FROM empregados </text:p>
      <text:p text:style-name="Standard"><text:s text:c="4"/>WHERE empregados.cubiculo ~= point '(2,1)'; </text:p>
      <text:p text:style-name="Standard"/>
      <text:p text:style-name="Standard">Retornando um tipo composto: </text:p>
      <text:p text:style-name="Standard">CREATE FUNCTION novo_empregado() RETURNS empregados AS $$ </text:p>
      <text:p text:style-name="Standard"><text:s text:c="4"/>SELECT text 'Brito Cunha' AS nome, </text:p>
      <text:p text:style-name="Standard"><text:soft-page-break/><text:s text:c="8"/>1000.0 AS salario, </text:p>
      <text:p text:style-name="Standard"><text:s text:c="8"/>25 AS idade, </text:p>
      <text:p text:style-name="Standard"><text:s text:c="8"/>point '(2,2)' AS cubiculo; </text:p>
      <text:p text:style-name="Standard">$$ LANGUAGE SQL; </text:p>
      <text:p text:style-name="Standard"/>
      <text:p text:style-name="Standard">CREATE FUNCTION novo_empregado() RETURNS empregados AS $$ </text:p>
      <text:p text:style-name="Standard"><text:s text:c="5"/>SELECT ROW('Brito Cunha', 1000.0, 25, '(2,2)')::empregados; </text:p>
      <text:p text:style-name="Standard">$$ LANGUAGE SQL; </text:p>
      <text:p text:style-name="Standard"/>
      <text:p text:style-name="Standard">select novo_empregado(); </text:p>
      <text:p text:style-name="Standard"/>
      <text:p text:style-name="Standard">select (novo_empregado()).nome </text:p>
      <text:p text:style-name="Standard"/>
      <text:p text:style-name="Standard"/>
      <text:p text:style-name="Standard">Criando Tipo Denifido pelo Usuário </text:p>
      <text:p text:style-name="Standard"/>
      <text:p text:style-name="Standard">CREATE TYPE soma_produtos AS (soma int, produto int); </text:p>
      <text:p text:style-name="Standard"/>
      <text:p text:style-name="Standard">CREATE FUNCTION soma_n_produtos (int, int) RETURNS soma_produtos </text:p>
      <text:p text:style-name="Standard">AS 'SELECT $1 + $2, $1 * $2' </text:p>
      <text:p text:style-name="Standard">LANGUAGE SQL; </text:p>
      <text:p text:style-name="Standard"/>
      <text:p text:style-name="Standard">select soma_n_produtos (4,5); </text:p>
      <text:p text:style-name="Standard"/>
      <text:p text:style-name="Standard">Tabela como fonte de Funções </text:p>
      <text:p text:style-name="Standard">CREATE <text:s text:c="2"/>TABLE tab (id int, subid int, nome text); </text:p>
      <text:p text:style-name="Standard">INSERT <text:s text:c="2"/>INTO tab VALUES (1, 1, 'Joe'); </text:p>
      <text:p text:style-name="Standard">INSERT <text:s text:c="2"/>INTO tab VALUES (1, 2, 'Ed'); </text:p>
      <text:p text:style-name="Standard">INSERT <text:s text:c="2"/>INTO tab VALUES (2, 1, 'Mary'); </text:p>
      <text:p text:style-name="Standard">CREATE FUNCTION recebe_tab(int) RETURNS tab AS $$ </text:p>
      <text:p text:style-name="Standard"><text:s text:c="5"/>SELECT * FROM tab WHERE id = $1; </text:p>
      <text:p text:style-name="Standard">$$ LANGUAGE SQL; </text:p>
      <text:p text:style-name="Standard">SELECT *, upper(nome) FROM recebe_tab(1) AS tab1; </text:p>
      <text:p text:style-name="Standard">Observe o retorno: </text:p>
      <text:p text:style-name="Standard">1 1 Joe <text:s text:c="7"/>JOE </text:p>
      <text:p text:style-name="Standard">Primeiro retornam todos os campos da tab (*) e depois retorna o nome em maiúsculas. </text:p>
      <text:p text:style-name="Standard">Função Retornando Conjunto </text:p>
      <text:p text:style-name="Standard">CREATE FUNCTION recebe_tabela(int) RETURNS SETOF tabela1 AS $$ </text:p>
      <text:p text:style-name="Standard"><text:s text:c="5"/>SELECT * FROM tabela1 WHERE id = $1; </text:p>
      <text:p text:style-name="Standard">$$ LANGUAGE SQL; </text:p>
      <text:p text:style-name="Standard">SELECT * FROM recebe_tabela(1) AS tab1; </text:p>
      <text:p text:style-name="Standard">Retornando múltiplos registros: </text:p>
      <text:p text:style-name="Standard">CREATE FUNCTION soma_n_produtos_com_tab (x int, OUT soma int, OUT produtos int) </text:p>
      <text:p text:style-name="Standard">RETURNS SETOF record AS $$ </text:p>
      <text:p text:style-name="Standard"><text:s text:c="5"/>SELECT x + tab.y, x * tab.y FROM tab; </text:p>
      <text:p text:style-name="Standard">$$ LANGUAGE SQL; </text:p>
      <text:p text:style-name="Standard">Precisamos indicar o retorno com RETURNS SETOF record para que sejam retornados vários </text:p>
      <text:p text:style-name="Standard">registros. </text:p>
      <text:p text:style-name="Standard">Exemplo que retorna conjunto através de select: </text:p>
      <text:p text:style-name="Standard">CREATE FUNCTION listchildren(text) RETURNS SETOF text AS $$ </text:p>
      <text:p text:style-name="Standard"><text:s text:c="5"/>SELECT name FROM nodes WHERE parent = $1 </text:p>
      <text:p text:style-name="Standard">$$ LANGUAGE SQL; </text:p>
      <text:p text:style-name="Standard"><text:soft-page-break/>SELECT * FROM nodes; </text:p>
      <text:p text:style-name="Standard"/>
      <text:p text:style-name="Standard">Exemplo com CASE </text:p>
      <text:p text:style-name="Standard">create function categoria(int) returns char as </text:p>
      <text:p text:style-name="Standard">' </text:p>
      <text:p text:style-name="Standard">select </text:p>
      <text:p text:style-name="Standard"><text:s text:c="4"/>case when idade&lt;20 then \'a\' </text:p>
      <text:p text:style-name="Standard"><text:s text:c="7"/>when idade &gt;=20 and idade&lt;30 then \'b\' </text:p>
      <text:p text:style-name="Standard"><text:s text:c="7"/>when idade&gt;=30 then \'c\' </text:p>
      <text:p text:style-name="Standard"><text:s text:c="4"/>end as categoria </text:p>
      <text:p text:style-name="Standard"><text:s text:c="4"/>from clientes where codigo = $1 </text:p>
      <text:p text:style-name="Standard">' </text:p>
      <text:p text:style-name="Standard">language 'sql'; </text:p>
      <text:p text:style-name="Standard">create function get_numdate (date) returns integer as </text:p>
      <text:p text:style-name="Standard">' </text:p>
      <text:p text:style-name="Standard">select (substr($1 , 6,2) || substr( $1 , 9,2))::integer; </text:p>
      <text:p text:style-name="Standard">' </text:p>
      <text:p text:style-name="Standard"><text:s text:c="2"/>language 'SQL'; </text:p>
      <text:p text:style-name="Standard"/>
      <text:p text:style-name="P2">Exemplos simples e práticos de uso de funções em plpgsql no PostgreSQL </text:p>
      <text:p text:style-name="Standard"/>
      <text:p text:style-name="Standard">Com o uso das funções plpgsql (stored procedures) podemos impedir que os programadores tenham acesso direto às tabelas, passando a usar somente o que programamos nas funções. </text:p>
      <text:p text:style-name="Standard">As operações do CRUD serão feitas através das stored procedures.</text:p>
      <text:p text:style-name="Standard"/>
      <text:p text:style-name="Standard">O delimitador $$ é recomendado. </text:p>
      <text:p text:style-name="Standard"/>
      <text:p text:style-name="Standard">Exemplo simples: </text:p>
      <text:p text:style-name="Standard"/>
      <text:p text:style-name="Standard">CREATE or replace FUNCTION f_ola_mundo() RETURNS varchar AS </text:p>
      <text:p text:style-name="Standard">$$ </text:p>
      <text:p text:style-name="Standard">declare </text:p>
      <text:p text:style-name="Standard"><text:tab/>ola text; </text:p>
      <text:p text:style-name="Standard">begin </text:p>
      <text:p text:style-name="Standard"><text:tab/>ola :='Olá mundo!'; </text:p>
      <text:p text:style-name="Standard"><text:tab/>perform ola; </text:p>
      <text:p text:style-name="Standard"><text:tab/>return ola; </text:p>
      <text:p text:style-name="Standard">end; </text:p>
      <text:p text:style-name="Standard">$$ </text:p>
      <text:p text:style-name="Standard">language 'plpgsql'; </text:p>
      <text:p text:style-name="Standard"/>
      <text:p text:style-name="Standard">select f_ola_mundo(); </text:p>
      <text:p text:style-name="Standard"/>
      <text:p text:style-name="Standard">Outro: </text:p>
      <text:p text:style-name="Standard">create function texto(texto1 text, texto2 text) returns char as </text:p>
      <text:p text:style-name="Standard">$$ </text:p>
      <text:p text:style-name="Standard">declare </text:p>
      <text:p text:style-name="Standard"><text:s text:c="5"/>resultado text; </text:p>
      <text:p text:style-name="Standard">begin </text:p>
      <text:p text:style-name="Standard"><text:s text:c="5"/>resultado := texto1 || texto2; -- || é o caracter para concatenação (como no SQL). </text:p>
      <text:p text:style-name="Standard"><text:s text:c="5"/>return resultado; </text:p>
      <text:p text:style-name="Standard">end; </text:p>
      <text:p text:style-name="Standard">$$ language 'plpgsql'; </text:p>
      <text:p text:style-name="Standard"/>
      <text:p text:style-name="Standard">Recebe string e retorna seu comprimento: </text:p>
      <text:p text:style-name="Standard">create function calc_comprim(text) returns int4 as </text:p>
      <text:p text:style-name="Standard">$$ </text:p>
      <text:p text:style-name="Standard"><text:s text:c="3"/>declare </text:p>
      <text:p text:style-name="Standard"><text:s text:c="9"/>textoentrada alias for $1; </text:p>
      <text:p text:style-name="Standard"><text:s text:c="9"/>resultado int4; </text:p>
      <text:p text:style-name="Standard"><text:s text:c="3"/>begin </text:p>
      <text:p text:style-name="Standard"><text:s text:c="9"/>resultado := (select length(textoentrada)); </text:p>
      <text:p text:style-name="Standard"><text:s text:c="9"/>return resultado; </text:p>
      <text:p text:style-name="Standard"><text:s text:c="3"/>end; </text:p>
      <text:p text:style-name="Standard">$$ </text:p>
      <text:p text:style-name="Standard">language 'plpgsql'; </text:p>
      <text:p text:style-name="Standard"/>
      <text:p text:style-name="Standard">select calc_comprim('DNOCS'); </text:p>
      <text:p text:style-name="Standard"/>
      <text:p text:style-name="Standard"/>
      <text:p text:style-name="Standard">Exemplo com escopo da função: </text:p>
      <text:p text:style-name="Standard"><text:soft-page-break/>CREATE or replace FUNCTION f_escopo() RETURNS integer <text:s text:c="2"/>AS $$ </text:p>
      <text:p text:style-name="Standard">DECLARE </text:p>
      <text:p text:style-name="Standard"><text:s text:c="5"/>quantidade integer := 30; </text:p>
      <text:p text:style-name="Standard">BEGIN </text:p>
      <text:p text:style-name="Standard"><text:s text:c="5"/>RAISE NOTICE 'Quantidade aqui vale %', <text:s/>quantidade; <text:s/>-- Imprime 30 </text:p>
      <text:p text:style-name="Standard"><text:s text:c="5"/>quantidade := 50; </text:p>
      <text:p text:style-name="Standard"><text:s text:c="5"/>-- </text:p>
      <text:p text:style-name="Standard"><text:s text:c="5"/>-- Criar um sub-bloco </text:p>
      <text:p text:style-name="Standard"><text:s text:c="5"/>-- </text:p>
      <text:p text:style-name="Standard"><text:s text:c="5"/>DECLARE </text:p>
      <text:p text:style-name="Standard"><text:s text:c="10"/>quantidade integer := 80; </text:p>
      <text:p text:style-name="Standard"><text:s text:c="5"/>BEGIN </text:p>
      <text:p text:style-name="Standard"><text:s text:c="10"/>RAISE NOTICE 'Quantidade aqui vale %', quantidade; -- Imprime 80 </text:p>
      <text:p text:style-name="Standard"><text:s text:c="10"/>--RAISE NOTICE 'Quantidade aqui vale %', tabelaext.quantidade; -- Imprime 50 </text:p>
      <text:p text:style-name="Standard"><text:s text:c="5"/>END; </text:p>
      <text:p text:style-name="Standard"><text:s text:c="5"/>RAISE NOTICE 'Quantidade aqui vale %', <text:s/>quantidade; <text:s/>-- Imprime 50 </text:p>
      <text:p text:style-name="Standard"><text:s text:c="5"/>RETURN quantidade; </text:p>
      <text:p text:style-name="Standard">END; </text:p>
      <text:p text:style-name="Standard">$$ LANGUAGE PLpgSQL; </text:p>
      <text:p text:style-name="Standard"/>
      <text:p text:style-name="Standard">select f_escopo(); </text:p>
      <text:p text:style-name="Standard"/>
      <text:p text:style-name="Standard">Alguns exemplos de declaração de variáveis: </text:p>
      <text:p text:style-name="Standard">user_id integer; </text:p>
      <text:p text:style-name="Standard">quantity numeric(5); </text:p>
      <text:p text:style-name="Standard">url varchar; </text:p>
      <text:p text:style-name="Standard">myrow tablename%ROWTYPE; </text:p>
      <text:p text:style-name="Standard">myfield tablename.columnname%TYPE; </text:p>
      <text:p text:style-name="Standard">arow RECORD; </text:p>
      <text:p text:style-name="Standard"/>
      <text:p text:style-name="Standard"/>
      <text:p text:style-name="Standard">Atribuição de variáveis (seção Begin): </text:p>
      <text:p text:style-name="Standard"/>
      <text:p text:style-name="Standard">quantity = 32; </text:p>
      <text:p text:style-name="Standard">url := 'http://mysite.com'; </text:p>
      <text:p text:style-name="Standard">user_id := 10; </text:p>
      <text:p text:style-name="Standard"/>
      <text:p text:style-name="Standard"/>
      <text:p text:style-name="Standard">Alias para parâmetros de funções </text:p>
      <text:p text:style-name="Standard">Na criação da função (recomendado): </text:p>
      <text:p text:style-name="Standard"/>
      <text:p text:style-name="Standard">CREATE FUNCTION sales_tax(subtotal real) RETURNS real AS $$ </text:p>
      <text:p text:style-name="Standard">BEGIN </text:p>
      <text:p text:style-name="Standard"><text:s text:c="5"/>RETURN subtotal * 0.06; </text:p>
      <text:p text:style-name="Standard">END; </text:p>
      <text:p text:style-name="Standard">$$ LANGUAGE PLpgSQL; </text:p>
      <text:p text:style-name="Standard"/>
      <text:p text:style-name="Standard"/>
      <text:p text:style-name="Standard">Função que retorna um tipo composto: </text:p>
      <text:p text:style-name="Standard">CREATE FUNCTION mesclar_campos(t_linha nome_da_tabela) RETURNS text AS $$ </text:p>
      <text:p text:style-name="Standard">DECLARE </text:p>
      <text:p text:style-name="Standard"><text:s text:c="5"/>t2_linha nome_tabela2%ROWTYPE; </text:p>
      <text:p text:style-name="Standard"><text:soft-page-break/>BEGIN </text:p>
      <text:p text:style-name="Standard"><text:s text:c="5"/>SELECT * INTO t2_linha FROM nome_tabela2 WHERE ... ; </text:p>
      <text:p text:style-name="Standard"><text:s text:c="5"/>RETURN t_linha.f1 || t2_linha.f3 || t_linha.f5 || t2_linha.f7; </text:p>
      <text:p text:style-name="Standard">END; </text:p>
      <text:p text:style-name="Standard">$$ LANGUAGE plpgsql; </text:p>
      <text:p text:style-name="Standard"/>
      <text:p text:style-name="Standard">SELECT mesclar_campos(t.*) FROM nome_da_tabela t WHERE ... ; </text:p>
      <text:p text:style-name="Standard"/>
      <text:p text:style-name="Standard"/>
      <text:p text:style-name="Standard">Outros exemplos: </text:p>
      <text:p text:style-name="Standard"/>
      <text:p text:style-name="Standard">CREATE FUNCTION countc (text, text) RETURNS int4 AS ' </text:p>
      <text:p text:style-name="Standard"><text:s text:c="4"/>DECLARE </text:p>
      <text:p text:style-name="Standard"><text:s text:c="7"/>intext ALIAS FOR $1; </text:p>
      <text:p text:style-name="Standard"><text:s text:c="7"/>inchar ALIAS FOR $2; </text:p>
      <text:p text:style-name="Standard"><text:s text:c="7"/>len int4; </text:p>
      <text:p text:style-name="Standard"><text:s text:c="7"/>result int4; </text:p>
      <text:p text:style-name="Standard"><text:s text:c="7"/>i <text:s text:c="3"/>int4; </text:p>
      <text:p text:style-name="Standard"><text:s text:c="7"/>tmp char; </text:p>
      <text:p text:style-name="Standard"><text:s text:c="4"/>BEGIN </text:p>
      <text:p text:style-name="Standard"><text:s text:c="7"/>len := length(intext); </text:p>
      <text:p text:style-name="Standard"><text:s text:c="7"/>i <text:s text:c="3"/>:= 1; </text:p>
      <text:p text:style-name="Standard"><text:s text:c="7"/>result := 0; </text:p>
      <text:p text:style-name="Standard"><text:s text:c="7"/>WHILE i&lt;= len LOOP </text:p>
      <text:p text:style-name="Standard"><text:s text:c="12"/>tmp := substr(intext, i, 1); </text:p>
      <text:p text:style-name="Standard"><text:s text:c="12"/>IF <text:s text:c="4"/>tmp = inchar THEN </text:p>
      <text:p text:style-name="Standard"><text:s text:c="18"/>result := result + 1; </text:p>
      <text:p text:style-name="Standard"><text:s text:c="12"/>END IF; </text:p>
      <text:p text:style-name="Standard"><text:s text:c="12"/>i:= i+1; </text:p>
      <text:p text:style-name="Standard"><text:s text:c="7"/>END LOOP; </text:p>
      <text:p text:style-name="Standard"><text:s text:c="7"/>RETURN result; </text:p>
      <text:p text:style-name="Standard"><text:s text:c="4"/>END; </text:p>
      <text:p text:style-name="Standard">' LANGUAGE 'plpgsql'; </text:p>
      <text:p text:style-name="Standard"/>
      <text:p text:style-name="Standard">Usando FOR </text:p>
      <text:p text:style-name="Standard">CREATE FUNCTION cs_refresh_mviews() RETURNS integer AS $$ </text:p>
      <text:p text:style-name="Standard">DECLARE </text:p>
      <text:p text:style-name="Standard"><text:s text:c="5"/>mviews RECORD; </text:p>
      <text:p text:style-name="Standard">BEGIN </text:p>
      <text:p text:style-name="Standard"><text:s text:c="5"/>PERFORM cs_log('Atualização das visões materializadas...'); </text:p>
      <text:p text:style-name="Standard"><text:s text:c="5"/>FOR mviews IN SELECT * FROM cs_materialized_views ORDER BY sort_key LOOP </text:p>
      <text:p text:style-name="Standard"><text:s text:c="9"/>-- Agora "mviews" possui um registro de cs_materialized_views </text:p>
      <text:p text:style-name="Standard"><text:s text:c="9"/>PERFORM cs_log('Atualizando a visão materializada ' || </text:p>
      <text:p text:style-name="Standard">quote_ident(mviews.mv_name) || ' ...'); </text:p>
      <text:p text:style-name="Standard"><text:s text:c="9"/>EXECUTE 'TRUNCATE TABLE ' || quote_ident(mviews.mv_name); </text:p>
      <text:p text:style-name="Standard"><text:s text:c="9"/>EXECUTE 'INSERT INTO ' || quote_ident(mviews.mv_name) || ' ' || </text:p>
      <text:p text:style-name="Standard">mviews.mv_query; </text:p>
      <text:p text:style-name="Standard"><text:s text:c="5"/>END LOOP; </text:p>
      <text:p text:style-name="Standard"><text:s text:c="5"/>PERFORM cs_log('Fim da atualização das visões materializadas.'); </text:p>
      <text:p text:style-name="Standard"><text:s text:c="5"/>RETURN 1; </text:p>
      <text:p text:style-name="Standard">END; </text:p>
      <text:p text:style-name="Standard">$$ LANGUAGE plpgsql; </text:p>
      <text:p text:style-name="Standard"><text:soft-page-break/></text:p>
      <text:p text:style-name="Standard">CREATE FUNCTION countc(text, text, int4, int4) RETURNS int4 AS ' </text:p>
      <text:p text:style-name="Standard"><text:s text:c="4"/>DECLARE </text:p>
      <text:p text:style-name="Standard"><text:s text:c="7"/>intext <text:s text:c="6"/>ALIAS FOR $1; </text:p>
      <text:p text:style-name="Standard"><text:s text:c="7"/>inchar <text:s text:c="7"/>ALIAS FOR $2; </text:p>
      <text:p text:style-name="Standard"><text:s text:c="7"/>startspos <text:s text:c="4"/>ALIAS FOR $3; </text:p>
      <text:p text:style-name="Standard"><text:s text:c="7"/>eendpos <text:s text:c="7"/>ALIAS FOR $4; </text:p>
      <text:p text:style-name="Standard"><text:s text:c="7"/>tmp <text:s text:c="9"/>text; </text:p>
      <text:p text:style-name="Standard"><text:s text:c="7"/>i <text:s text:c="9"/>int4; </text:p>
      <text:p text:style-name="Standard"><text:s text:c="7"/>len <text:s text:c="8"/>int4; </text:p>
      <text:p text:style-name="Standard"><text:s text:c="7"/>result <text:s text:c="6"/>int4; </text:p>
      <text:p text:style-name="Standard"><text:s text:c="4"/>BEGIN </text:p>
      <text:p text:style-name="Standard"><text:s text:c="7"/>result = 0; </text:p>
      <text:p text:style-name="Standard"><text:s text:c="7"/>len := LENGTH(intext); </text:p>
      <text:p text:style-name="Standard"><text:s text:c="7"/>FOR i IN startpos..endpos LOOP </text:p>
      <text:p text:style-name="Standard"><text:s text:c="13"/>tmp := substr(intext, i, 1); </text:p>
      <text:p text:style-name="Standard"><text:s text:c="13"/>IF tmp = inchar THEN </text:p>
      <text:p text:style-name="Standard"><text:s text:c="18"/>result := result + 1; </text:p>
      <text:p text:style-name="Standard"><text:s text:c="13"/>END IF; </text:p>
      <text:p text:style-name="Standard"><text:s text:c="7"/>END LOOP; </text:p>
      <text:p text:style-name="Standard"><text:s text:c="7"/>RETURN result; </text:p>
      <text:p text:style-name="Standard"><text:s text:c="4"/>END; </text:p>
      <text:p text:style-name="Standard">' LANGUAGE 'plpgsql'; </text:p>
      <text:p text:style-name="Standard"/>
      <text:p text:style-name="Standard">Sem FOR, com loop/next: </text:p>
      <text:p text:style-name="Standard">CREATE FUNCTION countc(text, text, int4, int4) RETURNS int4 AS ' </text:p>
      <text:p text:style-name="Standard"><text:s text:c="3"/>DECLARE </text:p>
      <text:p text:style-name="Standard"><text:s text:c="7"/>intext ALIAS FOR $1; </text:p>
      <text:p text:style-name="Standard"><text:s text:c="7"/>inchar ALIAS FOR $2; </text:p>
      <text:p text:style-name="Standard"><text:s text:c="7"/>startpos ALIAS FOR $3; </text:p>
      <text:p text:style-name="Standard"><text:s text:c="7"/>endpos ALIAS FOR $4; </text:p>
      <text:p text:style-name="Standard"><text:s text:c="7"/>i <text:s text:c="5"/>int4; </text:p>
      <text:p text:style-name="Standard"><text:s text:c="7"/>tmp <text:s text:c="5"/>text; </text:p>
      <text:p text:style-name="Standard"><text:s text:c="7"/>len <text:s text:c="4"/>int4; </text:p>
      <text:p text:style-name="Standard"><text:s text:c="7"/>result int4; </text:p>
      <text:p text:style-name="Standard"><text:s text:c="4"/>BEGIN </text:p>
      <text:p text:style-name="Standard"><text:s text:c="7"/>result = 0; </text:p>
      <text:p text:style-name="Standard"><text:s text:c="7"/>i := startpos; </text:p>
      <text:p text:style-name="Standard"><text:s text:c="7"/>len := LENGTH(intext); </text:p>
      <text:p text:style-name="Standard"><text:s text:c="7"/>LOOP </text:p>
      <text:p text:style-name="Standard"><text:s text:c="13"/>IF <text:s text:c="3"/>i &lt;= endpos AND i &lt;= len THEN </text:p>
      <text:p text:style-name="Standard"><text:s text:c="18"/>tmp := substr(intext, i, 1); </text:p>
      <text:p text:style-name="Standard"><text:s text:c="18"/>IF tmp = inchar THEN </text:p>
      <text:p text:style-name="Standard"><text:s text:c="24"/>result := result + 1; </text:p>
      <text:p text:style-name="Standard"><text:s text:c="18"/>END IF; </text:p>
      <text:p text:style-name="Standard"><text:s text:c="18"/>i := i + 1; </text:p>
      <text:p text:style-name="Standard"><text:s text:c="13"/>ELSE </text:p>
      <text:p text:style-name="Standard"><text:s text:c="18"/>EXIT; </text:p>
      <text:p text:style-name="Standard"><text:s text:c="13"/>END IF; </text:p>
      <text:p text:style-name="Standard"><text:s text:c="7"/>END LOOP; </text:p>
      <text:p text:style-name="Standard"><text:s text:c="7"/>RETURN result; </text:p>
      <text:p text:style-name="Standard"><text:s text:c="4"/>END; </text:p>
      <text:p text:style-name="Standard"><text:soft-page-break/>' LANGUAGE 'plpgsql'; </text:p>
      <text:p text:style-name="Standard"/>
      <text:p text:style-name="Standard"/>
      <text:p text:style-name="Standard">Captura de erros: </text:p>
      <text:p text:style-name="Standard">CREATE FUNCTION calcsum(int4, int4) RETURNS int4 AS ' </text:p>
      <text:p text:style-name="Standard"><text:s text:c="3"/>DECLARE </text:p>
      <text:p text:style-name="Standard"><text:s text:c="7"/>lower ALIAS FOR $1; </text:p>
      <text:p text:style-name="Standard"><text:s text:c="7"/>higher ALIAS FOR $2; </text:p>
      <text:p text:style-name="Standard"><text:s text:c="9"/>lowres int4; </text:p>
      <text:p text:style-name="Standard"><text:s text:c="9"/>lowtmp int4; </text:p>
      <text:p text:style-name="Standard"><text:s text:c="9"/>highres int4; </text:p>
      <text:p text:style-name="Standard"><text:s text:c="9"/>result int4; </text:p>
      <text:p text:style-name="Standard"><text:s text:c="5"/>BEGIN </text:p>
      <text:p text:style-name="Standard"><text:s text:c="9"/>IF (lower &lt; 1) OR (higher &lt; 1) THEN </text:p>
      <text:p text:style-name="Standard"><text:s text:c="9"/>RAISE EXCEPTION ''both param. have to be &gt; 0''; </text:p>
      <text:p text:style-name="Standard"><text:s text:c="9"/>ELSE </text:p>
      <text:p text:style-name="Standard"><text:s text:c="16"/>IF <text:s text:c="4"/>(lower &lt;= higher) THEN </text:p>
      <text:p text:style-name="Standard"><text:s text:c="22"/>lowtmp := lower - 1; </text:p>
      <text:p text:style-name="Standard"><text:s text:c="22"/>lowres := (lowtmp+1)*lowtmp/2; </text:p>
      <text:p text:style-name="Standard"><text:s text:c="22"/>highres := (higher+1)*higher/2; </text:p>
      <text:p text:style-name="Standard"><text:s text:c="22"/>result := highres-lowres; </text:p>
      <text:p text:style-name="Standard"><text:s text:c="16"/>ELSE </text:p>
      <text:p text:style-name="Standard"><text:s text:c="22"/>RAISE EXCEPTION ''The first value (%) has to be higher than the second </text:p>
      <text:p text:style-name="Standard">value (%)'', higher, lower; </text:p>
      <text:p text:style-name="Standard"><text:s text:c="16"/>END IF; </text:p>
      <text:p text:style-name="Standard"><text:s text:c="9"/>END IF; </text:p>
      <text:p text:style-name="Standard"><text:s text:c="9"/>RETURN result; </text:p>
      <text:p text:style-name="Standard"><text:s text:c="5"/>END; </text:p>
      <text:p text:style-name="Standard">' LANGUAGE 'plpgsql'; </text:p>
      <text:p text:style-name="Standard"/>
      <text:p text:style-name="Standard"/>
      <text:p text:style-name="Standard">Usando Cursores: </text:p>
      <text:p text:style-name="Standard">CREATE TABLE teste (col text); </text:p>
      <text:p text:style-name="Standard">INSERT INTO teste VALUES ('123'); </text:p>
      <text:p text:style-name="Standard">CREATE FUNCTION reffunc(refcursor) RETURNS refcursor AS ' </text:p>
      <text:p text:style-name="Standard">BEGIN </text:p>
      <text:p text:style-name="Standard"><text:s text:c="5"/>OPEN $1 FOR SELECT col FROM teste; </text:p>
      <text:p text:style-name="Standard"><text:s text:c="5"/>RETURN $1; </text:p>
      <text:p text:style-name="Standard">END; </text:p>
      <text:p text:style-name="Standard">' LANGUAGE plpgsql; </text:p>
      <text:p text:style-name="Standard">BEGIN; </text:p>
      <text:p text:style-name="Standard">SELECT reffunc('funccursor'); </text:p>
      <text:p text:style-name="Standard"><text:s text:c="2"/>reffunc </text:p>
      <text:p text:style-name="Standard">------------ </text:p>
      <text:p text:style-name="Standard"><text:s/>funccursor </text:p>
      <text:p text:style-name="Standard">(1 linha) </text:p>
      <text:p text:style-name="Standard">FETCH ALL IN funccursor; </text:p>
      <text:p text:style-name="Standard"><text:s/>col </text:p>
      <text:p text:style-name="Standard">----- </text:p>
      <text:p text:style-name="Standard"><text:s/>123 </text:p>
      <text:p text:style-name="Standard">(1 linha) </text:p>
      <text:p text:style-name="Standard">COMMIT; </text:p>
      <text:p text:style-name="Standard"><text:soft-page-break/></text:p>
      <text:p text:style-name="Standard">Outro </text:p>
      <text:p text:style-name="Standard">CREATE FUNCTION reffunc2() RETURNS refcursor AS ' </text:p>
      <text:p text:style-name="Standard">DECLARE </text:p>
      <text:p text:style-name="Standard"><text:s text:c="5"/>ref refcursor; </text:p>
      <text:p text:style-name="Standard">BEGIN </text:p>
      <text:p text:style-name="Standard"><text:s text:c="5"/>OPEN ref FOR SELECT col FROM teste; </text:p>
      <text:p text:style-name="Standard"><text:s text:c="5"/>RETURN ref; </text:p>
      <text:p text:style-name="Standard">END; </text:p>
      <text:p text:style-name="Standard">' LANGUAGE plpgsql; </text:p>
      <text:p text:style-name="Standard">BEGIN; </text:p>
      <text:p text:style-name="Standard">SELECT reffunc2(); </text:p>
      <text:p text:style-name="Standard"><text:s text:c="7"/>reffunc2 </text:p>
      <text:p text:style-name="Standard">-------------------- </text:p>
      <text:p text:style-name="Standard"><text:s/>&lt;unnamed portal 1&gt; </text:p>
      <text:p text:style-name="Standard">(1 linha) </text:p>
      <text:p text:style-name="Standard">FETCH ALL IN "&lt;unnamed cursor 1&gt;"; </text:p>
      <text:p text:style-name="Standard"><text:s/>col </text:p>
      <text:p text:style-name="Standard">----- </text:p>
      <text:p text:style-name="Standard"><text:s/>123 </text:p>
      <text:p text:style-name="Standard">(1 linha) </text:p>
      <text:p text:style-name="Standard">COMMIT; </text:p>
      <text:p text:style-name="Standard"/>
      <text:p text:style-name="Standard"/>
      <text:p text:style-name="Standard">Os exemplos a seguir mostram uma maneira de retornar vários cursores de uma única </text:p>
      <text:p text:style-name="Standard">função: </text:p>
      <text:p text:style-name="Standard">CREATE FUNCTION minha_funcao(refcursor, refcursor) RETURNS SETOF refcursor AS $$ </text:p>
      <text:p text:style-name="Standard">BEGIN </text:p>
      <text:p text:style-name="Standard"><text:s text:c="5"/>OPEN $1 FOR SELECT * FROM tabela_1; </text:p>
      <text:p text:style-name="Standard"><text:s text:c="5"/>RETURN NEXT $1; </text:p>
      <text:p text:style-name="Standard"><text:s text:c="5"/>OPEN $2 FOR SELECT * FROM tabela_2; </text:p>
      <text:p text:style-name="Standard"><text:s text:c="5"/>RETURN NEXT $2; </text:p>
      <text:p text:style-name="Standard"><text:s text:c="5"/>RETURN; </text:p>
      <text:p text:style-name="Standard">END; </text:p>
      <text:p text:style-name="Standard">$$ LANGUAGE plpgsql; </text:p>
      <text:p text:style-name="Standard">-- é necessário estar em uma transação para poder usar cursor </text:p>
      <text:p text:style-name="Standard">BEGIN; </text:p>
      <text:p text:style-name="Standard">SELECT * FROM minha_funcao('a', 'b'); </text:p>
      <text:p text:style-name="Standard">FETCH ALL FROM a; </text:p>
      <text:p text:style-name="Standard">FETCH ALL FROM b; </text:p>
      <text:p text:style-name="Standard">COMMIT; </text:p>
      <text:p text:style-name="Standard"/>
      <text:p text:style-name="Standard"/>
      <text:p text:style-name="Standard">Retorno de Erros: </text:p>
      <text:p text:style-name="Standard">CREATE FUNCTION checksal(text) RETURNS int4 AS ' </text:p>
      <text:p text:style-name="Standard"><text:s text:c="5"/>DECLARE </text:p>
      <text:p text:style-name="Standard"><text:s text:c="11"/>inname ALIAS FOR $1; </text:p>
      <text:p text:style-name="Standard"><text:s text:c="11"/>sal employees%ROWTYPE; </text:p>
      <text:p text:style-name="Standard"><text:s text:c="11"/>myval employees.salary%TYPE; </text:p>
      <text:p text:style-name="Standard"><text:s text:c="5"/>BEGIN </text:p>
      <text:p text:style-name="Standard"><text:s text:c="11"/>SELECT INTO myval salary </text:p>
      <text:p text:style-name="Standard"><text:s text:c="15"/>FROM employees WHERE name=inname; </text:p>
      <text:p text:style-name="Standard"><text:soft-page-break/><text:s text:c="11"/>RETURN myval; </text:p>
      <text:p text:style-name="Standard"><text:s text:c="5"/>END; </text:p>
      <text:p text:style-name="Standard">' LANGUAGE 'plpgsql'; </text:p>
      <text:p text:style-name="Standard">SELECT checksal('Paul'); </text:p>
      <text:p text:style-name="Standard">select 5/2; </text:p>
      <text:p text:style-name="Standard">select timestamp(5000000/2); </text:p>
      <text:p text:style-name="Standard"/>
      <text:p text:style-name="Standard"/>
      <text:p text:style-name="Standard">Função que remove registros de uma tabela: </text:p>
      <text:p text:style-name="Standard"/>
      <text:p text:style-name="Standard">CREATE OR REPLACE FUNCTION exclui_cliente(pid_cliente int4) RETURNS int4 </text:p>
      <text:p text:style-name="Standard">AS </text:p>
      <text:p text:style-name="Standard">$body$ </text:p>
      <text:p text:style-name="Standard">DECLARE </text:p>
      <text:p text:style-name="Standard"><text:s text:c="2"/>vLinhas int4 DEFAULT 0; </text:p>
      <text:p text:style-name="Standard">BEGIN </text:p>
      <text:p text:style-name="Standard"><text:s text:c="2"/>DELETE FROM clientes WHERE id_cliente = pid_cliente; </text:p>
      <text:p text:style-name="Standard"><text:s text:c="2"/>GET DIAGNOSTICS vLinhas = ROW_COUNT; </text:p>
      <text:p text:style-name="Standard"><text:s text:c="2"/>RETURN vLinhas; </text:p>
      <text:p text:style-name="Standard">END; </text:p>
      <text:p text:style-name="Standard"/>
      <text:p text:style-name="Standard">Receber como parâmetro o identificador de um cliente e devolver o seu volume de compras médio: </text:p>
      <text:p text:style-name="Standard">CREATE OR REPLACE FUNCTION media_compras(pid_cliente int4) RETURNS </text:p>
      <text:p text:style-name="Standard">numeric AS </text:p>
      <text:p text:style-name="Standard">$body$ </text:p>
      <text:p text:style-name="Standard">DECLARE </text:p>
      <text:p text:style-name="Standard"><text:s text:c="3"/>linhaCliente clientes%ROWTYPE; </text:p>
      <text:p text:style-name="Standard"><text:s text:c="3"/>mediaCompras numeric(9,2); </text:p>
      <text:p text:style-name="Standard"><text:s text:c="3"/>totalCompras numeric(9,2); </text:p>
      <text:p text:style-name="Standard"><text:s text:c="3"/>periodo int4; </text:p>
      <text:p text:style-name="Standard">BEGIN </text:p>
      <text:p text:style-name="Standard"><text:s text:c="3"/>SELECT * INTO linhaCliente FROM clientes </text:p>
      <text:p text:style-name="Standard"><text:s text:c="6"/>WHERE id_cliente = pid_cliente; </text:p>
      <text:p text:style-name="Standard"><text:s text:c="3"/>-- Calcula o periodo em dias que trabalhamos com o cliente subtraindo da -- </text:p>
      <text:p text:style-name="Standard">data atual a data de inclusão do cliente </text:p>
      <text:p text:style-name="Standard"><text:s text:c="3"/>periodo := (current_date linhaCliente. data_inclusao); </text:p>
      <text:p text:style-name="Standard"><text:s text:c="3"/>-- Coloca na variável totalCompras o somatório de todos os pedidos do -- </text:p>
      <text:p text:style-name="Standard">cliente </text:p>
      <text:p text:style-name="Standard"><text:s text:c="3"/>SELECT SUM(valor_total) INTO totalCompras FROM pedidos </text:p>
      <text:p text:style-name="Standard"><text:s text:c="6"/>WHERE id_cliente = pid_cliente; </text:p>
      <text:p text:style-name="Standard"><text:s text:c="3"/>-- Faz a divisão e retorna o resultado </text:p>
      <text:p text:style-name="Standard"><text:s text:c="3"/>mediaCompras := totalCompras / periodo; </text:p>
      <text:p text:style-name="Standard"><text:s text:c="3"/>RETURN mediaCompras; </text:p>
      <text:p text:style-name="Standard">END; </text:p>
      <text:p text:style-name="Standard">$body$ LANGUAGE 'plpgsql'; </text:p>
      <text:p text:style-name="Standard"/>
      <text:p text:style-name="Standard"/>
      <text:p text:style-name="Standard">Exemplo com cursores: </text:p>
      <text:p text:style-name="Standard">CREATE OR REPLACE FUNCTION media_compras() RETURNS VOID AS </text:p>
      <text:p text:style-name="Standard">$body$ </text:p>
      <text:p text:style-name="Standard">DECLARE </text:p>
      <text:p text:style-name="Standard"><text:s text:c="3"/>linhaCliente clientes%ROWTYPE; </text:p>
      <text:p text:style-name="Standard"><text:soft-page-break/><text:s text:c="3"/>mediaCompras numeric(9,2); </text:p>
      <text:p text:style-name="Standard"><text:s text:c="3"/>totalCompras numeric(9,2); </text:p>
      <text:p text:style-name="Standard"><text:s text:c="3"/>periodo int4; </text:p>
      <text:p text:style-name="Standard">BEGIN </text:p>
      <text:p text:style-name="Standard"><text:s text:c="3"/>FOR linhaCliente IN SELECT * FROM clientes LOOP </text:p>
      <text:p text:style-name="Standard"><text:s text:c="6"/>periodo := (current_date linhaCliente.data_inclusao); </text:p>
      <text:p text:style-name="Standard"><text:s text:c="6"/>SELECT SUM(valor_total) INTO totalCompras </text:p>
      <text:p text:style-name="Standard"><text:s text:c="6"/>FROM pedidos WHERE id_cliente = pid_cliente; </text:p>
      <text:p text:style-name="Standard"><text:s text:c="6"/>mediaCompras := totalCompras / periodo; </text:p>
      <text:p text:style-name="Standard"><text:s text:c="6"/>UPDATE clientes SET media_compras = mediaCompras </text:p>
      <text:p text:style-name="Standard"><text:s text:c="6"/>WHERE id_cliente = pid_cliente; </text:p>
      <text:p text:style-name="Standard"><text:s text:c="3"/>END LOOP; </text:p>
      <text:p text:style-name="Standard"><text:s text:c="3"/>RETURN; </text:p>
      <text:p text:style-name="Standard">END; </text:p>
      <text:p text:style-name="Standard">$body$ LANGUAGE 'plpgsql'; </text:p>
      <text:p text:style-name="Standard"/>
      <text:p text:style-name="Standard"/>
      <text:p text:style-name="Standard">Função baseada na exclui_cliente mas genérica, para excluir em qualquer tabela: </text:p>
      <text:p text:style-name="Standard">CREATE OR REPLACE FUNCTION exclui_registro(nome_tabela text, nome_chave </text:p>
      <text:p text:style-name="Standard">text, id int4) RETURNS int4 AS </text:p>
      <text:p text:style-name="Standard">$body$ </text:p>
      <text:p text:style-name="Standard">DECLARE </text:p>
      <text:p text:style-name="Standard"><text:s text:c="2"/>vLinhas int4 DEFAULT 0; </text:p>
      <text:p text:style-name="Standard">BEGIN </text:p>
      <text:p text:style-name="Standard"><text:s text:c="2"/>EXECUTE 'DELETE FROM ' || nome_tabela || ' </text:p>
      <text:p text:style-name="Standard"><text:s text:c="5"/>WHERE ' || nome_chave || ' = ' || id; </text:p>
      <text:p text:style-name="Standard"><text:s text:c="2"/>GET DIAGNOSTICS vLinhas = ROW_COUNT; </text:p>
      <text:p text:style-name="Standard"><text:s text:c="2"/>RETURN vLinhas; </text:p>
      <text:p text:style-name="Standard">END; </text:p>
      <text:p text:style-name="Standard">$body$ LANGUAGE 'plpgsql'; </text:p>
      <text:p text:style-name="Standard"/>
      <text:p text:style-name="Standard"/>
      <text:p text:style-name="Standard">Outro exemplo de uso da função de exclusão mas agora controlando o uso malicioso de exclusão de </text:p>
      <text:p text:style-name="Standard">uma tabela inteira (excluindo apenas um registro): </text:p>
      <text:p text:style-name="Standard">CREATE OR REPLACE FUNCTION exclui_registro(nome_tabela text, nome_chave </text:p>
      <text:p text:style-name="Standard">text, id int4) RETURNS int4 AS </text:p>
      <text:p text:style-name="Standard">$body$ </text:p>
      <text:p text:style-name="Standard">DECLARE </text:p>
      <text:p text:style-name="Standard"><text:s text:c="2"/>vLinhas int4 DEFAULT 0; </text:p>
      <text:p text:style-name="Standard">BEGIN </text:p>
      <text:p text:style-name="Standard"><text:s text:c="2"/>EXECUTE 'DELETE FROM ' || nome_tabela || ' </text:p>
      <text:p text:style-name="Standard"><text:s text:c="5"/>WHERE ' || nome_chave || ' = ' || id; </text:p>
      <text:p text:style-name="Standard"><text:s text:c="2"/>GET DIAGNOSTICS vLinhas = ROW_COUNT; </text:p>
      <text:p text:style-name="Standard"><text:s text:c="2"/>IF vLinhas &gt; 1 THEN </text:p>
      <text:p text:style-name="Standard"><text:s text:c="5"/>RAISE EXCEPTION 'A exclusão de mais de uma linha não é permitida.'; </text:p>
      <text:p text:style-name="Standard"><text:s text:c="2"/>END IF; </text:p>
      <text:p text:style-name="Standard"><text:s text:c="2"/>RETURN vLinhas; </text:p>
      <text:p text:style-name="Standard">END; </text:p>
      <text:p text:style-name="Standard">$body$ LANGUAGE 'plpgsql' SECURITY DEFINER; </text:p>
      <text:p text:style-name="Standard"/>
      <text:p text:style-name="Standard"/>
      <text:p text:style-name="Standard">Retornar vários campos: </text:p>
      <text:p text:style-name="Standard"><text:soft-page-break/>CREATE FUNCTION r(c1 out text,c2 out text) </text:p>
      <text:p text:style-name="Standard">LANGUAGE plpgsql; </text:p>
      <text:p text:style-name="Standard">AS $c$ </text:p>
      <text:p text:style-name="Standard">BEGIN </text:p>
      <text:p text:style-name="Standard">SELECT 'teste1' AS foo,'teste2' AS bar </text:p>
      <text:p text:style-name="Standard"><text:s text:c="2"/>INTO $1,$2; </text:p>
      <text:p text:style-name="Standard">END; </text:p>
      <text:p text:style-name="Standard">$c$; </text:p>
      <text:p text:style-name="Standard"/>
      <text:p text:style-name="Standard">SELECT * FROM r(); </text:p>
      <text:p text:style-name="Standard">--Leo na lista pg-geral </text:p>
      <text:p text:style-name="Standard"/>
      <text:p text:style-name="Standard"/>
      <text:p text:style-name="Standard"/>
      <text:p text:style-name="Standard"/>
      <text:p text:style-name="Standard">Função para Validar CPF e CNPJ: </text:p>
      <text:p text:style-name="Standard"/>
      <text:p text:style-name="Standard">-- ***************************************************** </text:p>
      <text:p text:style-name="Standard">-- Função: f_cnpjcpf </text:p>
      <text:p text:style-name="Standard">-- Objetivo: </text:p>
      <text:p text:style-name="Standard">-- Validar o número do documento especificado </text:p>
      <text:p text:style-name="Standard">-- (CNPJ ou CPF) ou não (livre) </text:p>
      <text:p text:style-name="Standard">-- Argumentos: </text:p>
      <text:p text:style-name="Standard">-- Pessoa [Jurídica(0),Física(1) ou </text:p>
      <text:p text:style-name="Standard">-- Livre(2)] (integer), Número com dígitos </text:p>
      <text:p text:style-name="Standard">-- verificadores e sem pontuação (bpchar) </text:p>
      <text:p text:style-name="Standard">-- Retorno: </text:p>
      <text:p text:style-name="Standard">-- -1: Tipo de Documento invalido. </text:p>
      <text:p text:style-name="Standard">-- -2: Caracter inválido no numero do documento. </text:p>
      <text:p text:style-name="Standard">-- -3: Numero do Documento invalido. </text:p>
      <text:p text:style-name="Standard">-- 1: OK (smallint) </text:p>
      <text:p text:style-name="Standard">-- ***************************************************** </text:p>
      <text:p text:style-name="Standard">-- </text:p>
      <text:p text:style-name="Standard">CREATE OR REPLACE FUNCTION f_cnpjcpf (integer,bpchar) </text:p>
      <text:p text:style-name="Standard">RETURNS integer </text:p>
      <text:p text:style-name="Standard">AS ' </text:p>
      <text:p text:style-name="Standard">DECLARE </text:p>
      <text:p text:style-name="Standard">-- Argumentos </text:p>
      <text:p text:style-name="Standard">-- Tipo de verificacao : 0 (PJ), 1 (PF) e 2 (Livre) </text:p>
      <text:p text:style-name="Standard"><text:s text:c="3"/>pTipo ALIAS FOR $1; </text:p>
      <text:p text:style-name="Standard">-- Numero do documento </text:p>
      <text:p text:style-name="Standard"><text:s text:c="3"/>pNumero ALIAS FOR $2; </text:p>
      <text:p text:style-name="Standard">-- Variaveis </text:p>
      <text:p text:style-name="Standard"><text:s text:c="3"/>i INT4; -- Contador </text:p>
      <text:p text:style-name="Standard"><text:s text:c="3"/>iProd INT4; -- Somatório </text:p>
      <text:p text:style-name="Standard"><text:s text:c="3"/>iMult INT4; -- Fator </text:p>
      <text:p text:style-name="Standard"><text:s text:c="3"/>iDigito INT4; -- Digito verificador calculado </text:p>
      <text:p text:style-name="Standard"><text:s text:c="3"/>sNumero VARCHAR(20); -- numero do docto completo </text:p>
      <text:p text:style-name="Standard">BEGIN </text:p>
      <text:p text:style-name="Standard">-- verifica Argumentos validos </text:p>
      <text:p text:style-name="Standard"><text:s text:c="3"/>IF (pTipo &lt; 0) OR (pTipo &gt; 2) THEN </text:p>
      <text:p text:style-name="Standard"><text:s text:c="6"/>RETURN -1; </text:p>
      <text:p text:style-name="Standard"><text:soft-page-break/><text:s text:c="3"/>END IF; </text:p>
      <text:p text:style-name="Standard">-- se for Livre, nao eh necessario a verificacao </text:p>
      <text:p text:style-name="Standard"><text:s text:c="2"/>IF pTipo = 2 THEN </text:p>
      <text:p text:style-name="Standard"><text:s text:c="4"/>RETURN 1; </text:p>
      <text:p text:style-name="Standard"><text:s text:c="2"/>END IF; </text:p>
      <text:p text:style-name="Standard"><text:s text:c="2"/>sNumero := trim(pNumero); </text:p>
      <text:p text:style-name="Standard"><text:s text:c="2"/>FOR i IN 1..char_length(sNumero) LOOP </text:p>
      <text:p text:style-name="Standard"><text:s text:c="4"/>IF position(substring(sNumero, i, 1) in ''1234567890'') = 0 THEN </text:p>
      <text:p text:style-name="Standard"><text:s text:c="7"/>RETURN -2; </text:p>
      <text:p text:style-name="Standard"><text:s text:c="4"/>END IF; </text:p>
      <text:p text:style-name="Standard"><text:s text:c="2"/>END LOOP; </text:p>
      <text:p text:style-name="Standard"><text:s text:c="2"/>sNumero := ''''; </text:p>
      <text:p text:style-name="Standard">-- ***************************************************** </text:p>
      <text:p text:style-name="Standard">-- Verifica a validade do CNPJ </text:p>
      <text:p text:style-name="Standard">-- ***************************************************** </text:p>
      <text:p text:style-name="Standard"><text:s text:c="2"/>IF (char_length(trim(pNumero)) = 14) AND (pTipo = 0) THEN </text:p>
      <text:p text:style-name="Standard">-- primeiro digito </text:p>
      <text:p text:style-name="Standard"><text:s text:c="4"/>sNumero := substring(pNumero from 1 for 12); </text:p>
      <text:p text:style-name="Standard"><text:s text:c="4"/>iMult := 2; </text:p>
      <text:p text:style-name="Standard"><text:s text:c="4"/>iProd := 0; </text:p>
      <text:p text:style-name="Standard"><text:s text:c="4"/>FOR i IN REVERSE 12..1 LOOP </text:p>
      <text:p text:style-name="Standard"><text:s text:c="7"/>iProd := iProd + to_number(substring(sNumero from i for 1),''9'') * iMult; </text:p>
      <text:p text:style-name="Standard"><text:s text:c="7"/>IF iMult = 9 THEN </text:p>
      <text:p text:style-name="Standard"><text:s text:c="9"/>iMult := 2; </text:p>
      <text:p text:style-name="Standard"><text:s text:c="7"/>ELSE </text:p>
      <text:p text:style-name="Standard"><text:s text:c="9"/>iMult := iMult + 1; </text:p>
      <text:p text:style-name="Standard"><text:s text:c="7"/>END IF; </text:p>
      <text:p text:style-name="Standard"><text:s text:c="4"/>END LOOP; </text:p>
      <text:p text:style-name="Standard"><text:s text:c="4"/>iDigito := 11 - (iProd % 11); </text:p>
      <text:p text:style-name="Standard"><text:s text:c="4"/>IF iDigito &gt;= 10 THEN </text:p>
      <text:p text:style-name="Standard"><text:s text:c="7"/>iDigito := 0; </text:p>
      <text:p text:style-name="Standard"><text:s text:c="4"/>END IF; </text:p>
      <text:p text:style-name="Standard"><text:s text:c="4"/>sNumero := substring(pNumero from 1 for 12) || trim(to_char(iDigito,''9'')) || ''0''; </text:p>
      <text:p text:style-name="Standard">-- segundo digito </text:p>
      <text:p text:style-name="Standard"><text:s text:c="4"/>iMult := 2; </text:p>
      <text:p text:style-name="Standard"><text:s text:c="4"/>iProd := 0; </text:p>
      <text:p text:style-name="Standard"><text:s text:c="4"/>FOR i IN REVERSE 13..1 LOOP </text:p>
      <text:p text:style-name="Standard"><text:s text:c="7"/>iProd := iProd + to_number(substring(sNumero from i for 1),''9'') * iMult; </text:p>
      <text:p text:style-name="Standard"><text:s text:c="7"/>IF iMult = 9 THEN </text:p>
      <text:p text:style-name="Standard"><text:s text:c="9"/>iMult := 2; </text:p>
      <text:p text:style-name="Standard"><text:s text:c="7"/>ELSE </text:p>
      <text:p text:style-name="Standard"><text:s text:c="9"/>iMult := iMult + 1; </text:p>
      <text:p text:style-name="Standard"><text:s text:c="7"/>END IF; </text:p>
      <text:p text:style-name="Standard"><text:s text:c="5"/>END LOOP; </text:p>
      <text:p text:style-name="Standard"><text:s text:c="5"/>iDigito := 11 - (iProd % 11); </text:p>
      <text:p text:style-name="Standard"><text:s text:c="5"/>IF iDigito &gt;= 10 THEN </text:p>
      <text:p text:style-name="Standard"><text:s text:c="7"/>iDigito := 0; </text:p>
      <text:p text:style-name="Standard"><text:s text:c="5"/>END IF; </text:p>
      <text:p text:style-name="Standard"><text:s text:c="5"/>sNumero := substring(sNumero from 1 for 13) || trim(to_char(iDigito,''9'')); </text:p>
      <text:p text:style-name="Standard"><text:s text:c="2"/>END IF; </text:p>
      <text:p text:style-name="Standard">-- ***************************************************** </text:p>
      <text:p text:style-name="Standard">-- Verifica a validade do CPF </text:p>
      <text:p text:style-name="Standard"><text:soft-page-break/>-- ***************************************************** </text:p>
      <text:p text:style-name="Standard"><text:s text:c="2"/>IF (char_length(trim(pNumero)) = 11) AND (pTipo = 1) THEN </text:p>
      <text:p text:style-name="Standard">-- primeiro digito </text:p>
      <text:p text:style-name="Standard"><text:s text:c="5"/>iDigito := 0; </text:p>
      <text:p text:style-name="Standard"><text:s text:c="5"/>iProd := 0; </text:p>
      <text:p text:style-name="Standard"><text:s text:c="5"/>sNumero := substring(pNumero from 1 for 9); </text:p>
      <text:p text:style-name="Standard"><text:s text:c="5"/>FOR i IN 1..9 LOOP </text:p>
      <text:p text:style-name="Standard"><text:s text:c="7"/>iProd := iProd + (to_number(substring(sNumero from i for 1),''9'') * (11 - i)); </text:p>
      <text:p text:style-name="Standard"><text:s text:c="5"/>END LOOP; </text:p>
      <text:p text:style-name="Standard"><text:s text:c="5"/>iDigito := 11 - (iProd % 11); </text:p>
      <text:p text:style-name="Standard"><text:s text:c="5"/>IF (iDigito) &gt;= 10 THEN </text:p>
      <text:p text:style-name="Standard"><text:s text:c="7"/>iDigito := 0; </text:p>
      <text:p text:style-name="Standard"><text:s text:c="5"/>END IF; </text:p>
      <text:p text:style-name="Standard"><text:s text:c="5"/>sNumero := substring(pNumero from 1 for 9) || trim(to_char(iDigito,''9'')) || ''0''; </text:p>
      <text:p text:style-name="Standard">-- segundo digito </text:p>
      <text:p text:style-name="Standard"><text:s text:c="5"/>iProd := 0; </text:p>
      <text:p text:style-name="Standard"><text:s text:c="5"/>FOR i IN 1..10 LOOP </text:p>
      <text:p text:style-name="Standard"><text:s text:c="7"/>iProd := iProd + (to_number(substring(sNumero from i for 1),''9'') * (12 - i)); </text:p>
      <text:p text:style-name="Standard"><text:s text:c="5"/>END LOOP; </text:p>
      <text:p text:style-name="Standard"><text:s text:c="5"/>iDigito := 11 - (iProd % 11); </text:p>
      <text:p text:style-name="Standard"><text:s text:c="5"/>IF (iDigito) &gt;= 10 THEN </text:p>
      <text:p text:style-name="Standard"><text:s text:c="7"/>iDigito := 0; </text:p>
      <text:p text:style-name="Standard"><text:s text:c="5"/>END IF; </text:p>
      <text:p text:style-name="Standard"><text:s text:c="5"/>sNumero := substring(sNumero from 1 for 10) || trim(to_char(iDigito,''9'')); </text:p>
      <text:p text:style-name="Standard"><text:s text:c="2"/>END IF; </text:p>
      <text:p text:style-name="Standard">-- faz a verificacao do digito verificador calculado </text:p>
      <text:p text:style-name="Standard"><text:s text:c="2"/>IF pNumero = sNumero::bpchar THEN </text:p>
      <text:p text:style-name="Standard"><text:s text:c="4"/>RETURN 1; </text:p>
      <text:p text:style-name="Standard"><text:s text:c="3"/>ELSE </text:p>
      <text:p text:style-name="Standard"><text:s text:c="4"/>RETURN -3; </text:p>
      <text:p text:style-name="Standard"><text:s text:c="3"/>END IF; </text:p>
      <text:p text:style-name="Standard">END; </text:p>
      <text:p text:style-name="Standard">' LANGUAGE 'plpgsql'; </text:p>
      <text:p text:style-name="Standard"/>
      <text:p text:style-name="Standard">Retorno: </text:p>
      <text:p text:style-name="Standard">inválido -3 </text:p>
      <text:p text:style-name="Standard">válido <text:tab/> <text:s/>1 </text:p>
      <text:p text:style-name="Standard"/>
      <text:p text:style-name="Standard">Passando 2 no primeiro campo não validará o documento. </text:p>
      <text:p text:style-name="Standard"/>
      <text:p text:style-name="Standard"/>
      <text:p text:style-name="Standard">SELECT f_cnpjcpf( 1, '12312312345' ); -- retorna -3 (inválido) </text:p>
      <text:p text:style-name="Standard">SELECT f_cnpjcpf( 2, '12312312345' ); -- retorna 1 (válido), devido ao valor 2 </text:p>
      <text:p text:style-name="Standard"/>
      <text:p text:style-name="Standard">CREATE TABLE cadastro ( </text:p>
      <text:p text:style-name="Standard"><text:s text:c="3"/>nome <text:s text:c="4"/>VARCHAR(50) NOT NULL, </text:p>
      <text:p text:style-name="Standard"><text:s text:c="3"/>tipopessoa INT2 NOT NULL </text:p>
      <text:p text:style-name="Standard"><text:s text:c="10"/>CHECK (tipopessoa IN (0,1)), </text:p>
      <text:p text:style-name="Standard"><text:s text:c="3"/>cpfcnpj CHAR(20) NOT NULL </text:p>
      <text:p text:style-name="Standard"><text:s text:c="10"/>CHECK (f_cnpjcpf(tipopessoa, cpfcnpj)=1) </text:p>
      <text:p text:style-name="Standard">); </text:p>
      <text:p text:style-name="Standard"/>
      <text:p text:style-name="Standard"><text:soft-page-break/>INSERT INTO cadastro (nome, tipopessoa, cpfcnpj) </text:p>
      <text:p text:style-name="Standard">VALUES ( 'Juliano S. Ignacio', 1, '12106836368'); </text:p>
      <text:p text:style-name="Standard"/>
      <text:p text:style-name="Standard">Outra aplicação é na validação de cnpj (por exemplo) de uma tabela importada de uma origem </text:p>
      <text:p text:style-name="Standard">qualquer: </text:p>
      <text:p text:style-name="Standard"/>
      <text:p text:style-name="Standard">SELECT * FROM nomedatabela </text:p>
      <text:p text:style-name="Standard">WHERE f_cnpjcpf( 0, campocnpjimportado ) &lt; 1; </text:p>
      <text:p text:style-name="Standard"/>
      <text:p text:style-name="Standard">Dessa maneira, irá selecionar todos os registros onde o número do cnpj estiver errado. </text:p>
      <text:p text:style-name="Standard"/>
      <text:p text:style-name="Standard">Este exemplo acima é do Juliano num dos seus artigos do iMasters.com.br. </text:p>
      <text:p text:style-name="Standard"/>
      <text:p text:style-name="Standard"/>
      <text:p text:style-name="Standard">Usando DATAs: </text:p>
      <text:p text:style-name="Standard"/>
      <text:p text:style-name="Standard">-- Função que retorna último dia do mês informado </text:p>
      <text:p text:style-name="Standard">CREATE OR REPLACE FUNCTION sp_obtem_ultimo_dia(Mes INTEGER, Ano INTEGER) </text:p>
      <text:p text:style-name="Standard">RETURNS INTEGER AS $$ </text:p>
      <text:p text:style-name="Standard">DECLARE </text:p>
      <text:p text:style-name="Standard"><text:s text:c="2"/>UltimoDiaMes INTEGER; </text:p>
      <text:p text:style-name="Standard">BEGIN </text:p>
      <text:p text:style-name="Standard"><text:s text:c="2"/>SELECT <text:s/>EXTRACT(DAY FROM ((Ano||'/'||(Mes + 1)||'/01'):: DATE - 1)) </text:p>
      <text:p text:style-name="Standard"><text:s text:c="2"/>INTO UltimoDiaMes; </text:p>
      <text:p text:style-name="Standard"/>
      <text:p text:style-name="Standard"><text:s text:c="2"/>RETURN UltimoDiaMes; </text:p>
      <text:p text:style-name="Standard">END; $$ </text:p>
      <text:p text:style-name="Standard">LANGUAGE 'plpgsql'; </text:p>
      <text:p text:style-name="Standard">-- Autor: Jackson na pgbr-geral </text:p>
      <text:p text:style-name="Standard"/>
      <text:p text:style-name="Standard">select sp_obtem_ultimo_dia(8,2008); </text:p>
      <text:p text:style-name="Standard"/>
      <text:p text:style-name="Standard"/>
      <text:p text:style-name="Standard">-- Retorna o último dia do mês da data informada </text:p>
      <text:p text:style-name="Standard">create or replace function last_day(date) returns date as 'select </text:p>
      <text:p text:style-name="Standard">cast(date_trunc(''month'', $1) + ''1 month''::interval as date) - 1' </text:p>
      <text:p text:style-name="Standard">language sql; </text:p>
      <text:p text:style-name="Standard"/>
      <text:p text:style-name="Standard">select last_day('03-09-2008') </text:p>
      <text:p text:style-name="Standard"/>
      <text:p text:style-name="Standard"/>
      <text:p text:style-name="Standard">Função (Macro para PGAdmin) </text:p>
      <text:p text:style-name="Standard"/>
      <text:p text:style-name="Standard">-- Macro: descreve tabelas com seus campos, tipos, constraints, chaves, índices,etc </text:p>
      <text:p text:style-name="Standard">-- Chamar com: select sp_xyz_desc_tabela_view('nome_tabela') </text:p>
      <text:p text:style-name="Standard">-- Function: sp_xyz_desc_tabela_view(character varying) </text:p>
      <text:p text:style-name="Standard"/>
      <text:p text:style-name="Standard">-- DROP FUNCTION sp_xyz_desc_tabela_view(character varying); </text:p>
      <text:p text:style-name="Standard"/>
      <text:p text:style-name="Standard">CREATE OR REPLACE FUNCTION sp_xyz_desc_tabela_view(character varying) </text:p>
      <text:p text:style-name="Standard"><text:s text:c="2"/>RETURNS void AS </text:p>
      <text:p text:style-name="Standard">$BODY$DECLARE </text:p>
      <text:p text:style-name="Standard"><text:soft-page-break/><text:s text:c="3"/>prTabela <text:s text:c="15"/>ALIAS FOR $1; </text:p>
      <text:p text:style-name="Standard"><text:s text:c="3"/>rec <text:s text:c="23"/>RECORD; </text:p>
      <text:p text:style-name="Standard"><text:s text:c="3"/>sSQL <text:s text:c="20"/>TEXT; </text:p>
      <text:p text:style-name="Standard"><text:s text:c="3"/>s TEXT; </text:p>
      <text:p text:style-name="Standard">BEGIN </text:p>
      <text:p text:style-name="Standard"><text:s text:c="3"/>sSQL := 'SELECT b.attname AS campo, c.typname AS tipo,(CASE b.attlen </text:p>
      <text:p text:style-name="Standard">When -1 then (b.atttypmod - 4) else b.attlen end)::varchar as digitos, (CASE b.attnotnull When ' || quote_literal('t') || ' <text:s/>Then ' || </text:p>
      <text:p text:style-name="Standard">quote_literal('S') || ' <text:s/>Else ' || quote_literal('N') || ' <text:s/>END) AS nulo, </text:p>
      <text:p text:style-name="Standard"><text:s text:c="7"/>(CASE b.atthasdef When ' || quote_literal('t') || ' <text:s/>Then ' || quote_literal('S') || ' <text:s/>Else ' || quote_literal('N') || ' <text:s/>END) </text:p>
      <text:p text:style-name="Standard">AS default </text:p>
      <text:p text:style-name="Standard"><text:s text:c="43"/>FROM pg_class a </text:p>
      <text:p text:style-name="Standard"><text:s text:c="43"/>JOIN pg_attribute b ON (b.attrelid = a.relfilenode) </text:p>
      <text:p text:style-name="Standard"><text:s text:c="43"/>JOIN pg_type c ON (c.typelem = b.atttypid AND c.typlen = -1) </text:p>
      <text:p text:style-name="Standard"><text:s text:c="43"/>WHERE <text:s/>b.attstattarget = -1 AND a.relname = ' || quote_literal(prTabela) || ' </text:p>
      <text:p text:style-name="Standard"><text:s text:c="43"/>ORDER BY b.attnum'; </text:p>
      <text:p text:style-name="Standard"><text:s text:c="3"/>s := ' </text:p>
      <text:p text:style-name="Standard">*** ATRIBUTOS </text:p>
      <text:p text:style-name="Standard"><text:s/>Nome' || lpad(' ', 26) || 'Campo' || lpad(' ', 10) || 'TAMANHO <text:s text:c="2"/>NULO <text:s/>DEFAULT'; </text:p>
      <text:p text:style-name="Standard"><text:s text:c="3"/>FOR rec IN EXECUTE sSQL LOOP </text:p>
      <text:p text:style-name="Standard"><text:s text:c="7"/>s := s || ' </text:p>
      <text:p text:style-name="Standard"><text:s/>' || rec.campo || lpad(' ', 30 - length(rec.campo)) </text:p>
      <text:p text:style-name="Standard"><text:s text:c="32"/>|| rec.tipo || lpad(' ', 15 -length(rec.tipo)) </text:p>
      <text:p text:style-name="Standard"><text:s text:c="32"/>|| rec.digitos || lpad(' ', 10 -length(rec.digitos)) </text:p>
      <text:p text:style-name="Standard"><text:s text:c="32"/>|| rec.nulo || lpad(' ', 6 - </text:p>
      <text:p text:style-name="Standard">length(rec.nulo)) </text:p>
      <text:p text:style-name="Standard"><text:s text:c="32"/>|| rec.default || lpad(' ', 3 -length(rec.default)); </text:p>
      <text:p text:style-name="Standard"><text:s text:c="3"/>END LOOP; </text:p>
      <text:p text:style-name="Standard"><text:s text:c="3"/>--raise notice '%',s; </text:p>
      <text:p text:style-name="Standard"/>
      <text:p text:style-name="Standard"><text:s text:c="3"/>s := s || ' </text:p>
      <text:p text:style-name="Standard"/>
      <text:p text:style-name="Standard"><text:s/>*** CHAVES PRIMARIAS'; </text:p>
      <text:p text:style-name="Standard"><text:s text:c="3"/>sSQL := 'SELECT b.relname FROM pg_catalog.pg_index <text:s/>a LEFT JOIN pg_class b ON (b.relfilenode = a.indexrelid) </text:p>
      <text:p text:style-name="Standard"><text:s text:c="27"/>LEFT JOIN pg_class c ON (a.indrelid =c.relfilenode) </text:p>
      <text:p text:style-name="Standard"><text:s text:c="27"/>WHERE c.relname = ' ||quote_literal(prTabela) || ' AND a.indisprimary = ' || quote_literal('t'); </text:p>
      <text:p text:style-name="Standard"><text:s text:c="3"/>FOR rec IN EXECUTE sSQL LOOP </text:p>
      <text:p text:style-name="Standard"><text:s text:c="7"/>s := s || ' </text:p>
      <text:p text:style-name="Standard"><text:s/>' || rec.relname; </text:p>
      <text:p text:style-name="Standard"><text:s text:c="3"/>END LOOP; </text:p>
      <text:p text:style-name="Standard"/>
      <text:p text:style-name="Standard"><text:s text:c="3"/>s := s || ' </text:p>
      <text:p text:style-name="Standard"/>
      <text:p text:style-name="Standard"><text:s/>*** RESTRICOES DE UNICIDADE'; </text:p>
      <text:p text:style-name="Standard"><text:s text:c="3"/>sSQL := 'SELECT b.relname FROM pg_catalog.pg_index <text:s/>a <text:s/>LEFT JOIN pg_class b ON (b.relfilenode =a.indexrelid) </text:p>
      <text:p text:style-name="Standard"><text:s text:c="27"/>LEFT JOIN pg_class c ON (a.indrelid =c.relfilenode) </text:p>
      <text:p text:style-name="Standard"><text:s text:c="27"/>WHERE c.relname = ' ||quote_literal(prTabela) || ' AND a.indisprimary = ' ||quote_literal('f') || ' </text:p>
      <text:p text:style-name="Standard"><text:s text:c="27"/>AND a.indisunique = ' || quote_literal('t'); </text:p>
      <text:p text:style-name="Standard"><text:s text:c="3"/>FOR rec IN EXECUTE sSQL LOOP </text:p>
      <text:p text:style-name="Standard"><text:soft-page-break/><text:s text:c="7"/>s := s || ' </text:p>
      <text:p text:style-name="Standard"><text:s/>' || rec.relname; </text:p>
      <text:p text:style-name="Standard"><text:s text:c="3"/>END LOOP; </text:p>
      <text:p text:style-name="Standard"/>
      <text:p text:style-name="Standard"><text:s text:c="3"/>s := s || ' </text:p>
      <text:p text:style-name="Standard"/>
      <text:p text:style-name="Standard"><text:s/>*** INDICES'; </text:p>
      <text:p text:style-name="Standard"><text:s text:c="3"/>sSQL := 'SELECT b.relname FROM pg_catalog.pg_index <text:s/>a LEFT JOIN pg_class b ON (b.relfilenode =a.indexrelid) </text:p>
      <text:p text:style-name="Standard"><text:s text:c="27"/>LEFT JOIN pg_class c ON (a.indrelid =c.relfilenode) </text:p>
      <text:p text:style-name="Standard"><text:s text:c="27"/>WHERE c.relname = ' ||quote_literal(prTabela) || ' AND a.indisprimary = ' ||quote_literal('f') || ' </text:p>
      <text:p text:style-name="Standard"><text:s text:c="27"/>AND a.indisunique = ' || quote_literal('f'); </text:p>
      <text:p text:style-name="Standard"><text:s text:c="3"/>FOR rec IN EXECUTE sSQL LOOP </text:p>
      <text:p text:style-name="Standard"><text:s text:c="7"/>s := s || </text:p>
      <text:p text:style-name="Standard"><text:s text:c="12"/>' </text:p>
      <text:p text:style-name="Standard"><text:s/>' || rec.relname; </text:p>
      <text:p text:style-name="Standard"><text:s text:c="3"/>END LOOP; </text:p>
      <text:p text:style-name="Standard"/>
      <text:p text:style-name="Standard"><text:s text:c="3"/>s := s || ' </text:p>
      <text:p text:style-name="Standard"/>
      <text:p text:style-name="Standard"><text:s/>*** RESTRIÇÕES'; </text:p>
      <text:p text:style-name="Standard"><text:s text:c="3"/>sSQL := 'SELECT <text:s/>a.conname, a.consrc </text:p>
      <text:p text:style-name="Standard"><text:s text:c="27"/>FROM pg_catalog.pg_constraint a LEFT JOIN pg_class b ON (a.conrelid = b.relfilenode) </text:p>
      <text:p text:style-name="Standard"><text:s text:c="27"/>WHERE contype = ' || quote_literal('c') </text:p>
      <text:p text:style-name="Standard">|| ' AND b.relname = ' || quote_literal(prTabela); </text:p>
      <text:p text:style-name="Standard"><text:s text:c="3"/>FOR rec IN EXECUTE sSQL LOOP </text:p>
      <text:p text:style-name="Standard"><text:s text:c="7"/>s := s || ' </text:p>
      <text:p text:style-name="Standard"><text:s/>' || rec.conname <text:s/>|| lpad(' ', 30 -length(rec.conname)) || rec.consrc; </text:p>
      <text:p text:style-name="Standard"><text:s text:c="3"/>END LOOP; </text:p>
      <text:p text:style-name="Standard"/>
      <text:p text:style-name="Standard"><text:s text:c="3"/>s := s || ' </text:p>
      <text:p text:style-name="Standard"/>
      <text:p text:style-name="Standard"><text:s/>*** RELACIONAMENTOS'; </text:p>
      <text:p text:style-name="Standard"><text:s text:c="3"/>sSQL := 'SELECT <text:s/>a.conname </text:p>
      <text:p text:style-name="Standard"><text:s text:c="27"/>FROM pg_catalog.pg_constraint a LEFT JOIN pg_class b ON (a.conrelid = b.relfilenode) </text:p>
      <text:p text:style-name="Standard"><text:s text:c="27"/>WHERE contype = ' || quote_literal('f') || ' AND b.relname = ' || quote_literal(prTabela); </text:p>
      <text:p text:style-name="Standard"><text:s text:c="3"/>FOR rec IN EXECUTE sSQL LOOP </text:p>
      <text:p text:style-name="Standard"><text:s text:c="7"/>s := s || ' </text:p>
      <text:p text:style-name="Standard"><text:s/>' || rec.conname; </text:p>
      <text:p text:style-name="Standard"><text:s text:c="3"/>END LOOP; </text:p>
      <text:p text:style-name="Standard"/>
      <text:p text:style-name="Standard"><text:s text:c="3"/>raise notice '% </text:p>
      <text:p text:style-name="Standard"/>
      <text:p text:style-name="Standard"/>
      <text:p text:style-name="Standard"/>
      <text:p text:style-name="Standard"/>
      <text:p text:style-name="Standard"/>
      <text:p text:style-name="Standard"><text:s/>.',s; </text:p>
      <text:p text:style-name="Standard"/>
      <text:p text:style-name="Standard"><text:s text:c="3"/>sSQL := 'DROP FUNCTION sp_xyz_desc_tabela_view(varchar)'; </text:p>
      <text:p text:style-name="Standard"><text:s text:c="3"/>EXECUTE sSQL; </text:p>
      <text:p text:style-name="Standard"><text:s text:c="3"/>RAISE EXCEPTION ' '; </text:p>
      <text:p text:style-name="Standard"><text:soft-page-break/>END; $BODY$ </text:p>
      <text:p text:style-name="Standard"><text:s text:c="2"/>LANGUAGE 'plpgsql' VOLATILE; </text:p>
      <text:p text:style-name="P2">Exemplos práticos e simples de uso de Triggers no PostgreSQL </text:p>
      <text:p text:style-name="Standard"/>
      <text:p text:style-name="Standard">Exemplo de Criação e uso de Trigger </text:p>
      <text:p text:style-name="Standard"/>
      <text:p text:style-name="Standard">Criando as tabelas de exemplo: </text:p>
      <text:p text:style-name="Standard">create table clientes(cpf char(11), nome char(45), telefone char(10)); </text:p>
      <text:p text:style-name="Standard">create table t_clientes(cpf char(11), nome char(45), telefone char(10)); </text:p>
      <text:p text:style-name="Standard">insert into clientes values('11111111111', 'João Brito', '32343235'); </text:p>
      <text:p text:style-name="Standard">insert into clientes values('22222222222', 'Pedro Brito', '34343235'); </text:p>
      <text:p text:style-name="Standard"/>
      <text:p text:style-name="Standard">Criando a função de gatilho: </text:p>
      <text:p text:style-name="Standard">create or replace function gera_log()returns trigger as </text:p>
      <text:p text:style-name="Standard">$$ </text:p>
      <text:p text:style-name="Standard">declare </text:p>
      <text:p text:style-name="Standard"><text:tab/>r record; </text:p>
      <text:p text:style-name="Standard">begin </text:p>
      <text:p text:style-name="Standard"><text:tab/>insert into t_clientes values('2222', 'Trigger', '234323'); </text:p>
      <text:p text:style-name="Standard">return r; </text:p>
      <text:p text:style-name="Standard">end; </text:p>
      <text:p text:style-name="Standard">$$ </text:p>
      <text:p text:style-name="Standard">language plpgsql; </text:p>
      <text:p text:style-name="Standard"/>
      <text:p text:style-name="Standard">Trigger da tabela clientes: </text:p>
      <text:p text:style-name="Standard">create trigger t_clientes after delete on clientes </text:p>
      <text:p text:style-name="Standard">for each row execute procedure gera_log(); </text:p>
      <text:p text:style-name="Standard"/>
      <text:p text:style-name="Standard">delete from clientes where cpf='22222222222'; </text:p>
      <text:p text:style-name="Standard"/>
      <text:p text:style-name="Standard"/>
      <text:p text:style-name="Standard">Outro Exemplo: </text:p>
      <text:p text:style-name="Standard"/>
      <text:p text:style-name="Standard">http://www.postgresql.org/docs/8.2/static/plpgsql.html </text:p>
      <text:p text:style-name="Standard"/>
      <text:p text:style-name="Standard">CREATE FUNCTION prc_valida_estoque(integer, integer) RETURNS INTEGER AS <text:s/>$$ </text:p>
      <text:p text:style-name="Standard">DECLARE </text:p>
      <text:p text:style-name="Standard"><text:s text:c="4"/>PCOD_MEDIC ALIAS $1; </text:p>
      <text:p text:style-name="Standard"><text:s text:c="4"/>PQTDE_MEDIC ALIAS FOR $2; </text:p>
      <text:p text:style-name="Standard"><text:s text:c="4"/>vestoque INTEGER; </text:p>
      <text:p text:style-name="Standard">BEGIN </text:p>
      <text:p text:style-name="Standard"><text:s text:c="4"/>select into vestoque estoque </text:p>
      <text:p text:style-name="Standard"><text:s text:c="4"/>from medicamentos </text:p>
      <text:p text:style-name="Standard"><text:s text:c="4"/>where cd_medicamento = :pcod_medic; </text:p>
      <text:p text:style-name="Standard"/>
      <text:p text:style-name="Standard"><text:s text:c="4"/>-- PL/pgsql nao tem excecoes, entao faremos a funcao retornar -1 </text:p>
      <text:p text:style-name="Standard"><text:s text:c="4"/>-- em caso de falha e 1 em caso de sucesso </text:p>
      <text:p text:style-name="Standard"/>
      <text:p text:style-name="Standard"><text:s text:c="4"/>if (:pqtde_medic &gt; :vestoque) then </text:p>
      <text:p text:style-name="Standard"><text:s text:c="8"/>RETURN -1; </text:p>
      <text:p text:style-name="Standard"/>
      <text:p text:style-name="Standard"><text:s text:c="4"/>RETURN 1; </text:p>
      <text:p text:style-name="Standard">END; </text:p>
      <text:p text:style-name="Standard">$$ LANGUAGE plpgsql; </text:p>
      <text:p text:style-name="Standard"><text:soft-page-break/><text:s/></text:p>
      <text:p text:style-name="Standard"/>
      <text:p text:style-name="Standard">Triggers tem que ser implementados como funcoes especiais sem argumentos </text:p>
      <text:p text:style-name="Standard">que retornam o tipo TRIGGER. </text:p>
      <text:p text:style-name="Standard">http://www.postgresql.org/docs/8.2/static/plpgsql-trigger.html </text:p>
      <text:p text:style-name="Standard"/>
      <text:p text:style-name="Standard">CREATE FUNCTION deletar_item_ordem_saida() RETURNS TRIGGER AS $$ </text:p>
      <text:p text:style-name="Standard">BEGIN </text:p>
      <text:p text:style-name="Standard"><text:s text:c="4"/>-- Tens certeza que a WHERE clause ta' certa? </text:p>
      <text:p text:style-name="Standard"><text:s text:c="4"/>UPDATE medicamentos SET estoque = estoque + OLD.qtde_medic </text:p>
      <text:p text:style-name="Standard"><text:s text:c="4"/>WHERE cd_medicamento = OLD.qtde_medic; </text:p>
      <text:p text:style-name="Standard"/>
      <text:p text:style-name="Standard"><text:s text:c="4"/>-- Retornamos NULL por que e' um AFTER trigger </text:p>
      <text:p text:style-name="Standard"><text:s text:c="4"/>RETURN NULL; </text:p>
      <text:p text:style-name="Standard">END; </text:p>
      <text:p text:style-name="Standard">$$ LANGUAGE plpgsql; </text:p>
      <text:p text:style-name="Standard"/>
      <text:p text:style-name="Standard">CREATE TRIGGER deletar_item_ordem_saida </text:p>
      <text:p text:style-name="Standard"><text:tab/>AFTER DELETE ON item_ordem_saida </text:p>
      <text:p text:style-name="Standard"><text:tab/>FOR EACH ROW EXECUTE PROCEDURE deletar_item_ordem_saida(); </text:p>
      <text:p text:style-name="Standard"/>
      <text:p text:style-name="Standard">-Roberto </text:p>
      <text:p text:style-name="Standard"/>
      <text:p text:style-name="Standard">Outro: </text:p>
      <text:p text:style-name="Standard">CREATE TABLE empregados( </text:p>
      <text:p text:style-name="Standard"><text:s/>codigo int4 NOT NULL, </text:p>
      <text:p text:style-name="Standard"><text:s/>nome varchar, </text:p>
      <text:p text:style-name="Standard"><text:s/>salario int4, </text:p>
      <text:p text:style-name="Standard"><text:s/>departamento_cod int4, </text:p>
      <text:p text:style-name="Standard"><text:s/>ultima_data timestamp, </text:p>
      <text:p text:style-name="Standard"><text:s/>ultimo_usuario varchar(50), </text:p>
      <text:p text:style-name="Standard"><text:s/>CONSTRAINT empregados_pkey PRIMARY KEY (codigo) </text:p>
      <text:p text:style-name="Standard">); </text:p>
      <text:p text:style-name="Standard"/>
      <text:p text:style-name="Standard">CREATE FUNCTION empregados_gatilho() RETURNS trigger AS $empregados_gatilho$ </text:p>
      <text:p text:style-name="Standard"><text:s text:c="2"/>BEGIN </text:p>
      <text:p text:style-name="Standard"><text:s text:c="5"/>-- Verificar se foi fornecido o nome e o salário do empregado </text:p>
      <text:p text:style-name="Standard"><text:s text:c="5"/>IF NEW.nome IS NULL THEN </text:p>
      <text:p text:style-name="Standard"><text:s text:c="8"/>RAISE EXCEPTION 'O nome do empregado não pode ser nulo'; </text:p>
      <text:p text:style-name="Standard"><text:s text:c="5"/>END IF; </text:p>
      <text:p text:style-name="Standard"><text:s text:c="5"/>IF NEW.salario IS NULL THEN </text:p>
      <text:p text:style-name="Standard"><text:s text:c="8"/>RAISE EXCEPTION '% não pode ter um salário nulo', NEW.nome; </text:p>
      <text:p text:style-name="Standard"><text:s text:c="5"/>END IF; </text:p>
      <text:p text:style-name="Standard"><text:s text:c="5"/>-- Quem paga para trabalhar? </text:p>
      <text:p text:style-name="Standard"><text:s text:c="5"/>IF NEW.salario &lt; 0 THEN </text:p>
      <text:p text:style-name="Standard"><text:s text:c="8"/>RAISE EXCEPTION '% não pode ter um salário negativo', NEW.nome; </text:p>
      <text:p text:style-name="Standard"><text:s text:c="5"/>END IF; </text:p>
      <text:p text:style-name="Standard"><text:s text:c="5"/>-- Registrar quem alterou a folha de pagamento e quando </text:p>
      <text:p text:style-name="Standard"><text:s text:c="5"/>NEW.ultima_data := 'now'; </text:p>
      <text:p text:style-name="Standard"><text:s text:c="5"/>NEW.ultimo_usuario := current_user; </text:p>
      <text:p text:style-name="Standard"><text:s text:c="5"/>RETURN NEW; </text:p>
      <text:p text:style-name="Standard"><text:s text:c="2"/>END; </text:p>
      <text:p text:style-name="Standard"><text:soft-page-break/>$empregados_gatilho$ LANGUAGE plpgsql; </text:p>
      <text:p text:style-name="Standard"/>
      <text:p text:style-name="Standard">CREATE TRIGGER empregados_gatilho BEFORE INSERT OR UPDATE ON empregados </text:p>
      <text:p text:style-name="Standard"><text:s text:c="2"/>FOR EACH ROW EXECUTE PROCEDURE empregados_gatilho(); </text:p>
      <text:p text:style-name="Standard"/>
      <text:p text:style-name="Standard">INSERT INTO empregados (codigo,nome, salario) VALUES (5,'João',1000); </text:p>
      <text:p text:style-name="Standard">INSERT INTO empregados (codigo,nome, salario) VALUES (6,'José',1500); </text:p>
      <text:p text:style-name="Standard">INSERT INTO empregados (codigo,nome, salario) VALUES (7,'Maria',2500); </text:p>
      <text:p text:style-name="Standard"/>
      <text:p text:style-name="Standard">SELECT * FROM empregados; </text:p>
      <text:p text:style-name="Standard"/>
      <text:p text:style-name="Standard">INSERT INTO empregados (codigo,nome, salario) VALUES (5,NULL,1000); </text:p>
      <text:p text:style-name="Standard"/>
      <text:p text:style-name="Standard">INSERT INTO empregados (codigo,nome, salario) VALUES (5,'Pedro',NULL); </text:p>
      <text:p text:style-name="Standard"/>
      <text:p text:style-name="Standard">INSERT INTO empregados (codigo,nome, salario) VALUES (5,'Pedro',-1000); </text:p>
      <text:p text:style-name="Standard"/>
      <text:p text:style-name="Standard"/>
      <text:p text:style-name="Standard">Outro Exemplo (Auditoria): </text:p>
      <text:p text:style-name="Standard"/>
      <text:p text:style-name="Standard">CREATE TABLE empregados ( </text:p>
      <text:p text:style-name="Standard"><text:s text:c="3"/>nome varchar NOT NULL, </text:p>
      <text:p text:style-name="Standard"><text:s text:c="3"/>salario integer </text:p>
      <text:p text:style-name="Standard">); </text:p>
      <text:p text:style-name="Standard">CREATE TABLE empregados_audit( </text:p>
      <text:p text:style-name="Standard"><text:s text:c="3"/>operacao char(1) NOT NULL, </text:p>
      <text:p text:style-name="Standard"><text:s text:c="3"/>usuario varchar <text:s text:c="3"/>NOT NULL, </text:p>
      <text:p text:style-name="Standard"><text:s text:c="3"/>data <text:s text:c="3"/>timestamp NOT NULL, </text:p>
      <text:p text:style-name="Standard"><text:s text:c="3"/>nome varchar <text:s text:c="4"/>NOT NULL, </text:p>
      <text:p text:style-name="Standard"><text:s text:c="3"/>salario integer </text:p>
      <text:p text:style-name="Standard">); </text:p>
      <text:p text:style-name="Standard"/>
      <text:p text:style-name="Standard">NEW – Para INSERT e UPDATE </text:p>
      <text:p text:style-name="Standard">OLD – Para DELETE </text:p>
      <text:p text:style-name="Standard"/>
      <text:p text:style-name="Standard">CREATE OR REPLACE FUNCTION processa_emp_audit() RETURNS TRIGGER AS </text:p>
      <text:p text:style-name="Standard">$emp_audit$ </text:p>
      <text:p text:style-name="Standard"><text:s text:c="2"/>BEGIN </text:p>
      <text:p text:style-name="Standard"><text:s text:c="4"/>-- </text:p>
      <text:p text:style-name="Standard"><text:s text:c="4"/>-- Cria uma linha na tabela emp_audit para refletir a operação </text:p>
      <text:p text:style-name="Standard"><text:s text:c="4"/>-- realizada na tabela emp. Utiliza a variável especial TG_OP </text:p>
      <text:p text:style-name="Standard"><text:s text:c="4"/>-- para descobrir a operação sendo realizada. </text:p>
      <text:p text:style-name="Standard"><text:s text:c="4"/>-- </text:p>
      <text:p text:style-name="Standard"><text:s text:c="4"/>IF (TG_OP = 'DELETE') THEN </text:p>
      <text:p text:style-name="Standard"><text:s text:c="8"/>INSERT INTO emp_audit SELECT 'E', user, now(), OLD.*; </text:p>
      <text:p text:style-name="Standard"><text:s text:c="8"/>RETURN OLD; </text:p>
      <text:p text:style-name="Standard"><text:s text:c="4"/>ELSIF (TG_OP = 'UPDATE') THEN </text:p>
      <text:p text:style-name="Standard"><text:s text:c="8"/>INSERT INTO emp_audit SELECT 'A', user, now(), NEW.*; </text:p>
      <text:p text:style-name="Standard"><text:s text:c="8"/>RETURN NEW; </text:p>
      <text:p text:style-name="Standard"><text:s text:c="4"/>ELSIF (TG_OP = 'INSERT') THEN </text:p>
      <text:p text:style-name="Standard"><text:s text:c="8"/>INSERT INTO emp_audit SELECT 'I', user, now(), NEW.*; </text:p>
      <text:p text:style-name="Standard"><text:s text:c="8"/>RETURN NEW; </text:p>
      <text:p text:style-name="Standard"><text:soft-page-break/><text:s text:c="4"/>END IF; </text:p>
      <text:p text:style-name="Standard"><text:s text:c="5"/>RETURN NULL; -- o resultado é ignorado uma vez que este é um gatilho AFTER </text:p>
      <text:p text:style-name="Standard"><text:s text:c="2"/>END; </text:p>
      <text:p text:style-name="Standard">$emp_audit$ language plpgsql; </text:p>
      <text:p text:style-name="Standard"/>
      <text:p text:style-name="Standard">CREATE TRIGGER emp_audit </text:p>
      <text:p text:style-name="Standard">AFTER INSERT OR UPDATE OR DELETE ON empregados </text:p>
      <text:p text:style-name="Standard"><text:s text:c="2"/>FOR EACH ROW EXECUTE PROCEDURE processa_emp_audit(); </text:p>
      <text:p text:style-name="Standard"/>
      <text:p text:style-name="Standard">SELECT * FROM empregados_audit; </text:p>
      <text:p text:style-name="Standard"/>
      <text:p text:style-name="Standard">INSERT INTO empregados (nome, salario) VALUES ('João',1000); </text:p>
      <text:p text:style-name="Standard">INSERT INTO empregados (nome, salario) VALUES ('José',1500); </text:p>
      <text:p text:style-name="Standard">INSERT INTO empregados (nome, salario) VALUES ('Maria',250); </text:p>
      <text:p text:style-name="Standard"/>
      <text:p text:style-name="Standard">UPDATE empregados SET salario = 2500 WHERE nome = 'Maria'; </text:p>
      <text:p text:style-name="Standard"/>
      <text:p text:style-name="Standard">DELETE FROM empregados WHERE nome = 'João'; </text:p>
      <text:p text:style-name="Standard"/>
      <text:p text:style-name="Standard">SELECT * FROM empregados; </text:p>
      <text:p text:style-name="Standard">SELECT * FROM empregados_audit; </text:p>
      <text:p text:style-name="Standard"/>
      <text:p text:style-name="Standard">Outro exemplo: </text:p>
      <text:p text:style-name="Standard"/>
      <text:p text:style-name="Standard">CREATE TABLE empregados ( </text:p>
      <text:p text:style-name="Standard"><text:s text:c="3"/>codigo <text:s text:c="10"/>serial PRIMARY KEY, </text:p>
      <text:p text:style-name="Standard"><text:s text:c="3"/>nome varchar NOT NULL, </text:p>
      <text:p text:style-name="Standard"><text:s text:c="3"/>salario integer </text:p>
      <text:p text:style-name="Standard">); </text:p>
      <text:p text:style-name="Standard"/>
      <text:p text:style-name="Standard">CREATE TABLE empregados_audit( </text:p>
      <text:p text:style-name="Standard"><text:s text:c="3"/>usuario <text:s text:c="7"/>varchar <text:s text:c="3"/>NOT NULL, </text:p>
      <text:p text:style-name="Standard"><text:s text:c="3"/>data<text:tab/> <text:s text:c="9"/>timestamp <text:s/>NOT NULL, </text:p>
      <text:p text:style-name="Standard"><text:s text:c="3"/>id <text:s text:c="4"/><text:tab/> <text:s text:c="5"/>integer <text:s text:c="3"/>NOT NULL, </text:p>
      <text:p text:style-name="Standard"><text:s text:c="3"/>coluna <text:s text:c="8"/>text <text:s text:c="6"/>NOT NULL, </text:p>
      <text:p text:style-name="Standard"><text:s text:c="3"/>valor_antigo <text:s text:c="2"/>text <text:s text:c="6"/>NOT NULL, </text:p>
      <text:p text:style-name="Standard"><text:s text:c="3"/>valor_novo <text:s text:c="4"/>text<text:tab/> <text:s text:c="4"/>NOT NULL </text:p>
      <text:p text:style-name="Standard">); </text:p>
      <text:p text:style-name="Standard"/>
      <text:p text:style-name="Standard">CREATE OR REPLACE FUNCTION processa_emp_audit() RETURNS TRIGGER AS </text:p>
      <text:p text:style-name="Standard">$emp_audit$ </text:p>
      <text:p text:style-name="Standard"><text:s text:c="3"/>BEGIN </text:p>
      <text:p text:style-name="Standard"><text:s text:c="6"/>-- </text:p>
      <text:p text:style-name="Standard"><text:s text:c="6"/>-- Não permitir atualizar a chave primária </text:p>
      <text:p text:style-name="Standard"><text:s text:c="6"/>-- </text:p>
      <text:p text:style-name="Standard"><text:s text:c="6"/>IF (NEW.codigo &lt;&gt; OLD.codigo) THEN </text:p>
      <text:p text:style-name="Standard"><text:s text:c="10"/>RAISE EXCEPTION 'Não é permitido atualizar o campo codigo'; </text:p>
      <text:p text:style-name="Standard"><text:s text:c="6"/>END IF; </text:p>
      <text:p text:style-name="Standard"><text:s text:c="6"/>-- </text:p>
      <text:p text:style-name="Standard"><text:s text:c="6"/>-- Inserir linhas na tabela emp_audit para refletir as alterações </text:p>
      <text:p text:style-name="Standard"><text:s text:c="6"/>-- realizada na tabela emp. </text:p>
      <text:p text:style-name="Standard"><text:s text:c="6"/>-- </text:p>
      <text:p text:style-name="Standard"><text:soft-page-break/><text:s text:c="6"/>IF (NEW.nome &lt;&gt; OLD.nome) THEN </text:p>
      <text:p text:style-name="Standard"><text:s text:c="6"/>INSERT INTO emp_audit SELECT current_user, current_timestamp, </text:p>
      <text:p text:style-name="Standard"><text:s text:c="13"/>NEW.id, 'nome', OLD.nome, NEW.nome; </text:p>
      <text:p text:style-name="Standard"><text:s text:c="4"/>END IF; </text:p>
      <text:p text:style-name="Standard"><text:s text:c="4"/>IF (NEW.salario &lt;&gt; OLD.salario) THEN </text:p>
      <text:p text:style-name="Standard"><text:s text:c="6"/>INSERT INTO emp_audit SELECT current_user, current_timestamp, </text:p>
      <text:p text:style-name="Standard"><text:s text:c="13"/>NEW.codigo, 'salario', OLD.salario, NEW.salario; </text:p>
      <text:p text:style-name="Standard"><text:s text:c="4"/>END IF; </text:p>
      <text:p text:style-name="Standard"><text:s text:c="4"/>RETURN NULL; -- o resultado é ignorado uma vez que este é um gatilho AFTER </text:p>
      <text:p text:style-name="Standard"><text:s text:c="2"/>END; </text:p>
      <text:p text:style-name="Standard">$emp_audit$ language plpgsql; </text:p>
      <text:p text:style-name="Standard"/>
      <text:p text:style-name="Standard">CREATE TRIGGER emp_audit </text:p>
      <text:p text:style-name="Standard">AFTER UPDATE ON empregados </text:p>
      <text:p text:style-name="Standard"><text:s text:c="2"/>FOR EACH ROW EXECUTE PROCEDURE processa_emp_audit(); </text:p>
      <text:p text:style-name="Standard"/>
      <text:p text:style-name="Standard">INSERT INTO empregados (nome, salario) VALUES ('João',1000); </text:p>
      <text:p text:style-name="Standard">INSERT INTO empregados (nome, salario) VALUES ('José',1500); </text:p>
      <text:p text:style-name="Standard">INSERT INTO empregados (nome, salario) VALUES ('Maria',2500); </text:p>
      <text:p text:style-name="Standard"/>
      <text:p text:style-name="Standard">UPDATE empregados SET salario = 2500 WHERE id = 2; </text:p>
      <text:p text:style-name="Standard">UPDATE empregados SET nome = 'Maria Cecília' WHERE id = 3; </text:p>
      <text:p text:style-name="Standard">UPDATE empregados SET codigo=100 WHERE codigo=1; </text:p>
      <text:p text:style-name="Standard"/>
      <text:p text:style-name="Standard">ERRO: Não é permitido atualizar o campo codigo </text:p>
      <text:p text:style-name="Standard"/>
      <text:p text:style-name="Standard">SELECT * FROM empregados; </text:p>
      <text:p text:style-name="Standard">SELECT * FROM empregados_audit; </text:p>
      <text:p text:style-name="P2">Exemplos simples e práticos do uso do sistema de Rules no PostgreSQL </text:p>
      <text:p text:style-name="Standard"/>
      <text:p text:style-name="Standard">Digamos que se deseja acompanhar as alterações na coluna cad_sap_num_par_disp da relação tbl_cadarço. Para essa finalidade é criada uma tabela de acompanhamento, e uma regra que escreve sob condição uma entrada de acompanhamento quando é executada uma atualização na tabela tbl_cadarço. </text:p>
      <text:p text:style-name="Standard"/>
      <text:p text:style-name="Standard">CREATE TABLE tbl_cadarço ( </text:p>
      <text:p text:style-name="Standard"><text:s text:c="4"/>cad_sap_nome <text:s text:c="9"/>text, <text:s text:c="4"/>-- nome do cadarço do sapato - chave primária </text:p>
      <text:p text:style-name="Standard"><text:s text:c="4"/>cad_sap_num_par_disp <text:s/>integer, <text:s/>-- número de pares disponíveis </text:p>
      <text:p text:style-name="Standard"><text:s text:c="4"/>cad_sap_cor <text:s text:c="10"/>text, <text:s text:c="4"/>-- cor do cadarço </text:p>
      <text:p text:style-name="Standard"><text:s text:c="4"/>cad_sap_comp <text:s text:c="9"/>real, <text:s text:c="4"/>-- comprimento do cadarço </text:p>
      <text:p text:style-name="Standard"><text:s text:c="4"/>cad_sap_unid <text:s text:c="9"/>text <text:s text:c="5"/>-- unidade de comprimento </text:p>
      <text:p text:style-name="Standard">); </text:p>
      <text:p text:style-name="Standard"/>
      <text:p text:style-name="Standard">CREATE TABLE tbl_cadarço_log ( </text:p>
      <text:p text:style-name="Standard"><text:s text:c="4"/>cad_sap_nome <text:s text:c="9"/>text, <text:s text:c="4"/>-- nome do cadarço do sapato </text:p>
      <text:p text:style-name="Standard"><text:s text:c="4"/>cad_sap_num_par_disp <text:s/>integer, <text:s/>-- novo valor disponível </text:p>
      <text:p text:style-name="Standard"><text:s text:c="4"/>log_quem <text:s text:c="13"/>text, <text:s text:c="4"/>-- quem fez isto </text:p>
      <text:p text:style-name="Standard"><text:s text:c="4"/>log_quando <text:s text:c="11"/>timestamp -- quando </text:p>
      <text:p text:style-name="Standard">); </text:p>
      <text:p text:style-name="Standard"/>
      <text:p text:style-name="Standard">INSERT INTO tbl_cadarço VALUES ('cad1', 5, 'preto', 80.0, 'cm'); </text:p>
      <text:p text:style-name="Standard">INSERT INTO tbl_cadarço VALUES ('cad2', 6, 'preto', 100.0, 'cm'); </text:p>
      <text:p text:style-name="Standard">INSERT INTO tbl_cadarço VALUES ('cad3', 0, 'preto', 35.0 , 'inch'); </text:p>
      <text:p text:style-name="Standard">INSERT INTO tbl_cadarço VALUES ('cad4', 8, 'preto', 40.0 , 'inch'); </text:p>
      <text:p text:style-name="Standard">INSERT INTO tbl_cadarço VALUES ('cad5', 4, 'marrom', 1.0 , 'm'); </text:p>
      <text:p text:style-name="Standard">INSERT INTO tbl_cadarço VALUES ('cad6', 0, 'marrom', 0.9 , 'm'); </text:p>
      <text:p text:style-name="Standard">INSERT INTO tbl_cadarço VALUES ('cad7', 7, 'marrom', 60 , 'cm'); </text:p>
      <text:p text:style-name="Standard">INSERT INTO tbl_cadarço VALUES ('cad8', 1, 'marrom', 40 , 'inch'); </text:p>
      <text:p text:style-name="Standard"/>
      <text:p text:style-name="Standard">CREATE RULE reg_cadarço_upd AS ON UPDATE TO tbl_cadarço </text:p>
      <text:p text:style-name="Standard"><text:s text:c="4"/>WHERE NEW.cad_sap_num_par_disp &lt;&gt; OLD.cad_sap_num_par_disp </text:p>
      <text:p text:style-name="Standard"><text:s text:c="4"/>DO INSERT INTO tbl_cadarço_log VALUES ( </text:p>
      <text:p text:style-name="Standard"><text:s text:c="36"/>NEW.cad_sap_nome, </text:p>
      <text:p text:style-name="Standard"><text:s text:c="36"/>NEW.cad_sap_num_par_disp, </text:p>
      <text:p text:style-name="Standard"><text:s text:c="36"/>current_user, </text:p>
      <text:p text:style-name="Standard"><text:s text:c="36"/>current_timestamp </text:p>
      <text:p text:style-name="Standard"><text:s text:c="32"/>); </text:p>
      <text:p text:style-name="Standard">Testando: </text:p>
      <text:p text:style-name="Standard">SELECT * FROM tbl_cadarço_log; </text:p>
      <text:p text:style-name="Standard"/>
      <text:p text:style-name="Standard">UPDATE tbl_cadarço SET cad_sap_num_par_disp = 6 WHERE cad_sap_nome = 'cad7'; </text:p>
      <text:p text:style-name="Standard"/>
      <text:p text:style-name="Standard">e olhada a tabela de acompanhamento, será encontrado: </text:p>
      <text:p text:style-name="Standard"/>
      <text:p text:style-name="Standard">SELECT * FROM tbl_cadarço_log; </text:p>
      <text:p text:style-name="Standard"/>
      <text:p text:style-name="Standard"><text:s/>cad_sap_nome | cad_sap_num_par_disp | log_quem | <text:s text:c="8"/>log_quando </text:p>
      <text:p text:style-name="Standard">--------------+----------------------+----------+---------------------------- </text:p>
      <text:p text:style-name="Standard"><text:s/>cad7 <text:s text:c="8"/>| <text:s text:c="19"/>6 | teste <text:s text:c="3"/>| 2005-12-03 07:45:28.500131 </text:p>
      <text:p text:style-name="Standard">(1 linha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0.741cm" fo:margin-right="0.8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bamar FS</meta:initial-creator>
    <meta:creation-date>2008-07-24T09:57:04</meta:creation-date>
    <dc:creator>Ribamar FS</dc:creator>
    <dc:date>2008-08-01T08:15:52</dc:date>
    <meta:editing-cycles>2</meta:editing-cycles>
    <meta:editing-duration>PT11M1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24" meta:paragraph-count="960" meta:word-count="4245" meta:character-count="32860"/>
  </office:meta>
</office:document-meta>
</file>